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9049in"/>
    </style:style>
    <style:style style:name="Table1.B" style:family="table-column">
      <style:table-column-properties style:column-width="1.5722in"/>
    </style:style>
    <style:style style:name="Table1.C" style:family="table-column">
      <style:table-column-properties style:column-width="4.4479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0.9049in"/>
    </style:style>
    <style:style style:name="Table2.B" style:family="table-column">
      <style:table-column-properties style:column-width="1.5722in"/>
    </style:style>
    <style:style style:name="Table2.C" style:family="table-column">
      <style:table-column-properties style:column-width="4.4479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925in" table:align="left"/>
    </style:style>
    <style:style style:name="Table3.A" style:family="table-column">
      <style:table-column-properties style:column-width="1.384in"/>
    </style:style>
    <style:style style:name="Table3.B" style:family="table-column">
      <style:table-column-properties style:column-width="5.541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925in" table:align="left"/>
    </style:style>
    <style:style style:name="Table4.A" style:family="table-column">
      <style:table-column-properties style:column-width="2.409in"/>
    </style:style>
    <style:style style:name="Table4.B" style:family="table-column">
      <style:table-column-properties style:column-width="4.516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6.4326in" fo:margin-left="0.4924in" table:align="left"/>
    </style:style>
    <style:style style:name="Table5.A" style:family="table-column">
      <style:table-column-properties style:column-width="0.6667in"/>
    </style:style>
    <style:style style:name="Table5.B" style:family="table-column">
      <style:table-column-properties style:column-width="5.766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5.0326in" fo:margin-left="0.4924in" table:align="left"/>
    </style:style>
    <style:style style:name="Table6.A" style:family="table-column">
      <style:table-column-properties style:column-width="1.0785in"/>
    </style:style>
    <style:style style:name="Table6.B" style:family="table-column">
      <style:table-column-properties style:column-width="3.9542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4.2in" fo:margin-left="0.4924in" table:align="left"/>
    </style:style>
    <style:style style:name="Table7.A" style:family="table-column">
      <style:table-column-properties style:column-width="0.5931in"/>
    </style:style>
    <style:style style:name="Table7.B" style:family="table-column">
      <style:table-column-properties style:column-width="3.6069in"/>
    </style:style>
    <style:style style:name="Table7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2">
      <style:text-properties fo:font-weight="bold"/>
    </style:style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4">
      <style:paragraph-properties fo:margin-left="0in" fo:margin-right="0in" fo:text-indent="0in" style:auto-text-indent="false"/>
    </style:style>
    <style:style style:name="P7" style:family="paragraph" style:parent-style-name="Preformatted_20_Text" style:list-style-name="L4">
      <style:paragraph-properties fo:margin-top="0in" fo:margin-bottom="0.1965in" style:contextual-spacing="false"/>
    </style:style>
    <style:style style:name="P8" style:family="paragraph" style:parent-style-name="Text_20_body">
      <style:text-properties fo:font-style="italic"/>
    </style:style>
    <style:style style:name="P9" style:family="paragraph" style:parent-style-name="Horizontal_20_Line">
      <style:text-properties officeooo:paragraph-rsid="000b63cd"/>
    </style:style>
    <style:style style:name="P10" style:family="paragraph" style:parent-style-name="Heading_20_2">
      <style:text-properties officeooo:paragraph-rsid="000b63cd"/>
    </style:style>
    <style:style style:name="P11" style:family="paragraph" style:parent-style-name="Text_20_body">
      <style:text-properties officeooo:paragraph-rsid="000b63cd"/>
    </style:style>
    <style:style style:name="P12" style:family="paragraph" style:parent-style-name="Horizontal_20_Line">
      <style:paragraph-properties fo:margin-top="0in" fo:margin-bottom="0.0972in" style:contextual-spacing="false" fo:line-height="115%"/>
    </style:style>
    <style:style style:name="P13" style:family="paragraph" style:parent-style-name="Heading_20_3">
      <style:paragraph-properties fo:margin-top="0in" fo:margin-bottom="0.0972in" style:contextual-spacing="false" fo:line-height="115%"/>
    </style:style>
    <style:style style:name="P14" style:family="paragraph" style:parent-style-name="Text_20_body" style:list-style-name="L5"/>
    <style:style style:name="P15" style:family="paragraph" style:parent-style-name="Text_20_body" style:list-style-name="L5">
      <style:text-properties fo:font-weight="bold"/>
    </style:style>
    <style:style style:name="P16" style:family="paragraph" style:parent-style-name="Text_20_body">
      <style:paragraph-properties fo:margin-left="0in" fo:margin-right="0in" fo:text-indent="0in" style:auto-text-indent="false"/>
    </style:style>
    <style:style style:name="P17" style:family="paragraph" style:parent-style-name="Preformatted_20_Text">
      <style:paragraph-properties fo:margin-top="0in" fo:margin-bottom="0.0972in" style:contextual-spacing="false" fo:line-height="115%"/>
    </style:style>
    <style:style style:name="P18" style:family="paragraph" style:parent-style-name="Text_20_body">
      <style:text-properties fo:font-weight="bold"/>
    </style:style>
    <style:style style:name="P19" style:family="paragraph" style:parent-style-name="Text_20_body" style:list-style-name="L6"/>
    <style:style style:name="P20" style:family="paragraph" style:parent-style-name="Text_20_body" style:list-style-name="L7"/>
    <style:style style:name="P21" style:family="paragraph" style:parent-style-name="Text_20_body" style:list-style-name="L8"/>
    <style:style style:name="P22" style:family="paragraph" style:parent-style-name="Text_20_body" style:list-style-name="L9"/>
    <style:style style:name="P23" style:family="paragraph" style:parent-style-name="Text_20_body" style:list-style-name="L10"/>
    <style:style style:name="P24" style:family="paragraph" style:parent-style-name="Text_20_body" style:list-style-name="L10">
      <style:paragraph-properties fo:margin-left="0in" fo:margin-right="0in" fo:text-indent="0in" style:auto-text-indent="false"/>
    </style:style>
    <style:style style:name="P25" style:family="paragraph" style:parent-style-name="Preformatted_20_Text" style:list-style-name="L10">
      <style:paragraph-properties fo:margin-top="0in" fo:margin-bottom="0.0972in" style:contextual-spacing="false" fo:line-height="115%"/>
    </style:style>
    <style:style style:name="P26" style:family="paragraph" style:parent-style-name="Heading_20_2">
      <style:paragraph-properties fo:margin-top="0in" fo:margin-bottom="0.0972in" style:contextual-spacing="false" fo:line-height="115%"/>
    </style:style>
    <style:style style:name="P27" style:family="paragraph" style:parent-style-name="Text_20_body" style:list-style-name="L11"/>
    <style:style style:name="P28" style:family="paragraph" style:parent-style-name="Text_20_body" style:list-style-name="L12">
      <style:text-properties fo:font-weight="bold"/>
    </style:style>
    <style:style style:name="P29" style:family="paragraph" style:parent-style-name="Text_20_body" style:list-style-name="L12"/>
    <style:style style:name="P30" style:family="paragraph" style:parent-style-name="Text_20_body" style:list-style-name="L13"/>
    <style:style style:name="P31" style:family="paragraph" style:parent-style-name="Text_20_body" style:list-style-name="L14"/>
    <style:style style:name="P32" style:family="paragraph" style:parent-style-name="Text_20_body" style:list-style-name="L15"/>
    <style:style style:name="P33" style:family="paragraph" style:parent-style-name="Text_20_body" style:list-style-name="L16"/>
    <style:style style:name="P34" style:family="paragraph" style:parent-style-name="Text_20_body" style:list-style-name="L17"/>
    <style:style style:name="P35" style:family="paragraph" style:parent-style-name="Text_20_body" style:list-style-name="L17">
      <style:paragraph-properties fo:margin-left="0in" fo:margin-right="0in" fo:text-indent="0in" style:auto-text-indent="false"/>
    </style:style>
    <style:style style:name="P36" style:family="paragraph" style:parent-style-name="Preformatted_20_Text" style:list-style-name="L17">
      <style:paragraph-properties fo:margin-top="0in" fo:margin-bottom="0.0972in" style:contextual-spacing="false" fo:line-height="115%"/>
    </style:style>
    <style:style style:name="P37" style:family="paragraph" style:parent-style-name="Text_20_body" style:list-style-name="L18"/>
    <style:style style:name="P38" style:family="paragraph" style:parent-style-name="Text_20_body" style:list-style-name="L19"/>
    <style:style style:name="P39" style:family="paragraph" style:parent-style-name="Text_20_body" style:list-style-name="L19">
      <style:text-properties fo:font-weight="bold"/>
    </style:style>
    <style:style style:name="P40" style:family="paragraph" style:parent-style-name="Text_20_body" style:list-style-name="L19">
      <style:paragraph-properties fo:margin-left="0in" fo:margin-right="0in" fo:text-indent="0in" style:auto-text-indent="false"/>
    </style:style>
    <style:style style:name="P41" style:family="paragraph" style:parent-style-name="Preformatted_20_Text" style:list-style-name="L19">
      <style:paragraph-properties fo:margin-top="0in" fo:margin-bottom="0.0972in" style:contextual-spacing="false" fo:line-height="115%"/>
    </style:style>
    <style:style style:name="P42" style:family="paragraph" style:parent-style-name="Text_20_body" style:list-style-name="L19">
      <style:text-properties fo:font-style="italic"/>
    </style:style>
    <style:style style:name="P43" style:family="paragraph" style:parent-style-name="Text_20_body" style:list-style-name="L20"/>
    <style:style style:name="P44" style:family="paragraph" style:parent-style-name="Text_20_body" style:list-style-name="L20">
      <style:text-properties fo:font-weight="bold"/>
    </style:style>
    <style:style style:name="P45" style:family="paragraph" style:parent-style-name="Text_20_body" style:list-style-name="L20">
      <style:paragraph-properties fo:margin-left="0in" fo:margin-right="0in" fo:text-indent="0in" style:auto-text-indent="false"/>
    </style:style>
    <style:style style:name="P46" style:family="paragraph" style:parent-style-name="Preformatted_20_Text" style:list-style-name="L20">
      <style:paragraph-properties fo:margin-top="0in" fo:margin-bottom="0.0972in" style:contextual-spacing="false" fo:line-height="115%"/>
    </style:style>
    <style:style style:name="P47" style:family="paragraph" style:parent-style-name="Text_20_body" style:list-style-name="L21"/>
    <style:style style:name="P48" style:family="paragraph" style:parent-style-name="Text_20_body" style:list-style-name="L21">
      <style:paragraph-properties fo:margin-left="0in" fo:margin-right="0in" fo:text-indent="0in" style:auto-text-indent="false"/>
    </style:style>
    <style:style style:name="P49" style:family="paragraph" style:parent-style-name="Preformatted_20_Text" style:list-style-name="L21">
      <style:paragraph-properties fo:margin-top="0in" fo:margin-bottom="0.0972in" style:contextual-spacing="false" fo:line-height="115%"/>
    </style:style>
    <style:style style:name="P50" style:family="paragraph" style:parent-style-name="Text_20_body" style:list-style-name="L22"/>
    <style:style style:name="T1" style:family="text">
      <style:text-properties fo:font-weight="bold"/>
    </style:style>
    <style:style style:name="T2" style:family="text">
      <style:text-properties fo:font-style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number text:level="3" text:style-name="Numbering_20_Symbols" loext:num-list-format="%3%." style:num-suffix="." style:num-format="1" text:start-value="2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Bash Betik Yapısı: Bölüm Kopya Kağıdı</text:h>
      <text:p text:style-name="Horizontal_20_Line"/>
      <text:h text:style-name="Heading_20_3" text:outline-level="3">1. Bash Betiğinin 3 Temel Bileşeni</text:h>
      <text:p text:style-name="Text_20_body">Bir Bash betiği genellikle şu üç temel bileşenden oluşur:</text:p>
      <text:list text:style-name="L1">
        <text:list-item>
          <text:p text:style-name="P1"><text:span text:style-name="T1">Shebang Satırı:</text:span> Bu satır, betiğin hangi yorumlayıcı ile çalıştırılacağını belirtir. Hemen hemen her zaman <text:span text:style-name="Source_20_Text">#!/bin/bash</text:span> şeklinde olacaktır.</text:p>
        </text:list-item>
        <text:list-item>
          <text:p text:style-name="P1"><text:span text:style-name="T1">Bash Komutları:</text:span> Bu komutlar, betiğin yapacağı göreve göre değişir.</text:p>
        </text:list-item>
        <text:list-item>
          <text:p text:style-name="P1"><text:span text:style-name="T1">Çıkış Durumu (Exit Statement):</text:span> Betiğin başarıyla tamamlanıp tamamlanmadığını gösterir.</text:p>
          <text:list>
            <text:list-item>
              <text:p text:style-name="P1"><text:span text:style-name="T1">0:</text:span> Başarı</text:p>
            </text:list-item>
            <text:list-item>
              <text:p text:style-name="P1"><text:span text:style-name="T1">Sıfır Dışı Bir Değer:</text:span> Başarısızlık</text:p>
            </text:list-item>
            <text:list-item>
              <text:p text:style-name="P1"><text:a xlink:type="simple" xlink:href="https://tldp.org/LDP/abs/html/exitcodes.html" office:target-frame-name="_blank" xlink:show="new" text:style-name="Internet_20_link" text:visited-style-name="Visited_20_Internet_20_Link">Resmi Çıkış Kodu Rehberliği</text:a> adresinden detaylı bilgiye ulaşabilirsiniz.</text:p>
            </text:list-item>
          </text:list>
        </text:list-item>
      </text:list>
      <text:p text:style-name="Horizontal_20_Line"/>
      <text:h text:style-name="Heading_20_3" text:outline-level="3">2. Profesyonel Bir Bash Betiğinin 5 Bileşeni</text:h>
      <text:p text:style-name="Text_20_body">Profesyonel bir Bash betiği genellikle şu ek bileşenleri içerir:</text:p>
      <text:list text:style-name="L2">
        <text:list-item>
          <text:p text:style-name="P2"><text:span text:style-name="T1">Yazar:</text:span> John Doe</text:p>
        </text:list-item>
        <text:list-item>
          <text:p text:style-name="P2"><text:span text:style-name="T1">Oluşturulma Tarihi:</text:span> 7 Temmuz 2020</text:p>
        </text:list-item>
        <text:list-item>
          <text:p text:style-name="P2"><text:span text:style-name="T1">Son Düzenleme Tarihi:</text:span> 7 Temmuz 2020</text:p>
        </text:list-item>
        <text:list-item>
          <text:p text:style-name="P3">Açıklama:</text:p>
          <text:list>
            <text:list-item>
              <text:p text:style-name="P2">Ana dizindeki tüm dosyaların <text:span text:style-name="Source_20_Text">~/bash_course</text:span> klasöründe bir yedeklemesini oluşturur.</text:p>
            </text:list-item>
          </text:list>
        </text:list-item>
        <text:list-item>
          <text:p text:style-name="P3">Kullanım:</text:p>
          <text:list>
            <text:list-item>
              <text:p text:style-name="P2"><text:span text:style-name="Source_20_Text">backup_script</text:span></text:p>
            </text:list-item>
          </text:list>
        </text:list-item>
      </text:list>
      <text:p text:style-name="Horizontal_20_Line"/>
      <text:h text:style-name="Heading_20_3" text:outline-level="3">3. Güvenli İzinler Nasıl Ayarlanır?</text:h>
      <text:p text:style-name="Text_20_body">Betiğiniz için güvenli dosya izinleri ayarlamak önemlidir.</text:p>
      <text:list text:style-name="L3">
        <text:list-item>
          <text:p text:style-name="P4"><text:span text:style-name="Source_20_Text"><text:span text:style-name="T1">chmod &lt;oktal kod&gt;</text:span></text:span> komutunu kullanın.</text:p>
        </text:list-item>
        <text:list-item>
          <text:p text:style-name="P4">Oktal kodunuzu <text:a xlink:type="simple" xlink:href="https://www.google.com/search?q=https://permissions-calculator.org/" office:target-frame-name="_blank" xlink:show="new" text:style-name="Internet_20_link" text:visited-style-name="Visited_20_Internet_20_Link">permissions-calculator.org</text:a> adresinde bulabilirsiniz.</text:p>
        </text:list-item>
        <text:list-item>
          <text:p text:style-name="P4">Varsayılan olarak <text:span text:style-name="T1">744 (rwxr--r--)</text:span> veya <text:span text:style-name="T1">754 (rwxr-xr--)</text:span> değerlerini tercih edebilirsiniz.</text:p>
        </text:list-item>
      </text:list>
      <text:p text:style-name="Horizontal_20_Line"/>
      <text:h text:style-name="Heading_20_3" text:outline-level="3"><text:soft-page-break/>4. Betiklerinizi Her Klasörden Erişilebilir Hale Getirme</text:h>
      <text:p text:style-name="Text_20_body">Betiğinizi herhangi bir dizinden çalıştırabilmek için <text:span text:style-name="T1">PATH</text:span> ortam değişkeninize özel bir klasör ekleyebilirsiniz:</text:p>
      <text:list text:style-name="L4">
        <text:list-item>
          <text:p text:style-name="P5"><text:span text:style-name="Source_20_Text">~/.profile</text:span> dosyanızı düzenleyerek özel bir klasörü PATH'inize ekleyin:</text:p>
          <text:p text:style-name="P6">Bash</text:p>
          <text:p text:style-name="P7"><text:span text:style-name="Source_20_Text">export PATH="$PATH:/betik/dizininin/yolu"</text:span></text:p>
        </text:list-item>
        <text:list-item>
          <text:p text:style-name="P5"><text:span text:style-name="Source_20_Text">~/.profile</text:span> dosyasını yeniden yükleyin:</text:p>
          <text:p text:style-name="P6">Bash</text:p>
          <text:p text:style-name="P7"><text:span text:style-name="Source_20_Text">$ source ~/.profile</text:span></text:p>
        </text:list-item>
        <text:list-item>
          <text:p text:style-name="P5">Betiğinizi yeni klasöre taşıyın ve normal komutlar gibi çalıştırın:</text:p>
          <text:p text:style-name="P6">Bash</text:p>
          <text:p text:style-name="P7"><text:span text:style-name="Source_20_Text">$ mv betigim betik_dizini</text:span></text:p>
        </text:list-item>
        <text:list-item>
          <text:p text:style-name="P5">Artık betiklerinizi normal komutlar gibi çalıştırabilirsiniz!</text:p>
          <text:p text:style-name="P6">Bash</text:p>
          <text:p text:style-name="P7"><text:span text:style-name="Source_20_Text">$ betigim</text:span></text:p>
        </text:list-item>
      </text:list>
      <text:p text:style-name="P8">Not: Betiklerin çalıştırılabilmesi için yürütme izinlerine sahip olması gerekir.</text:p>
      <text:p text:style-name="P9"/>
      <text:h text:style-name="P10" text:outline-level="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10" text:outline-level="2"><text:soft-page-break/>Değişkenler ve Kabuk Genişletmeleri: Bölüm Kopya Kağıdı</text:h>
      <text:p text:style-name="P12"/>
      <text:h text:style-name="P13" text:outline-level="3">1. Parametre Çeşitleri ve Değişkenler</text:h>
      <text:p text:style-name="Text_20_body">Parametreler ve değişkenler, Bash betiklerinde veri depolamak ve manipüle etmek için kullanılır.</text:p>
      <text:list text:style-name="L5">
        <text:list-item>
          <text:p text:style-name="P14"><text:span text:style-name="T1">Parametreler:</text:span> Kabuk tarafından önceden tanımlanmış veya komut satırı argümanları olarak geçirilen değerlerdir. 3 tür parametre vardır:</text:p>
          <text:list>
            <text:list-item>
              <text:p text:style-name="P14"><text:span text:style-name="T1">Kullanıcı Tanımlı Değişkenler:</text:span> Değeri değiştirilebilen parametrelerdir.</text:p>
            </text:list-item>
            <text:list-item>
              <text:p text:style-name="P14"><text:span text:style-name="T1">Konumsal Parametreler:</text:span> Bir betiğe komut satırından geçirilen argümanlardır (örn. <text:span text:style-name="Source_20_Text">$1</text:span>, <text:span text:style-name="Source_20_Text">$2</text:span>).</text:p>
            </text:list-item>
            <text:list-item>
              <text:p text:style-name="P14"><text:span text:style-name="T1">Özel Parametreler:</text:span> Kabuk tarafından belirli bilgiler için ayrılmış parametrelerdir (örn. <text:span text:style-name="Source_20_Text">$?</text:span>, <text:span text:style-name="Source_20_Text">$$</text:span>).</text:p>
            </text:list-item>
          </text:list>
        </text:list-item>
        <text:list-item>
          <text:p text:style-name="P14"><text:span text:style-name="T1">Değişkenler:</text:span> Değeri değiştirilebilen parametrelerdir. İki ana değişken türü vardır:</text:p>
          <text:list>
            <text:list-item>
              <text:p text:style-name="P15">Kabuk Değişkenleri:</text:p>
              <text:list>
                <text:list-item>
                  <text:p text:style-name="P14"><text:span text:style-name="T1">Bourne Kabuk Değişkenleri:</text:span> <text:a xlink:type="simple" xlink:href="https://www.gnu.org/software/bash/manual/html_node/Shell-Variables.html" office:target-frame-name="_blank" xlink:show="new" text:style-name="Internet_20_link" text:visited-style-name="Visited_20_Internet_20_Link">Bourne kabuk değişkenleri listesi</text:a></text:p>
                </text:list-item>
                <text:list-item>
                  <text:p text:style-name="P14"><text:span text:style-name="T1">Bash Kabuk Değişkenleri:</text:span> <text:a xlink:type="simple" xlink:href="https://www.gnu.org/software/bash/manual/html_node/Bash-Variables.html" office:target-frame-name="_blank" xlink:show="new" text:style-name="Internet_20_link" text:visited-style-name="Visited_20_Internet_20_Link">Bash kabuk değişkenleri listesi</text:a></text:p>
                </text:list-item>
              </text:list>
            </text:list-item>
          </text:list>
        </text:list-item>
      </text:list>
      <text:p text:style-name="P12"/>
      <text:h text:style-name="P13" text:outline-level="3">2. Değişkenlere Değer Atama</text:h>
      <text:p text:style-name="Text_20_body">Bir değişkene değer atamak oldukça basittir:</text:p>
      <text:p text:style-name="P16">Bash</text:p>
      <text:p text:style-name="P17"><text:span text:style-name="Source_20_Text">isim=deger</text:span></text:p>
      <text:p text:style-name="P18">Önemli Notlar:</text:p>
      <text:list text:style-name="L6">
        <text:list-item>
          <text:p text:style-name="P19">Eşittir (<text:span text:style-name="Source_20_Text">=</text:span>) işaretinin etrafında <text:span text:style-name="T1">boşluk olmamalıdır</text:span>.</text:p>
        </text:list-item>
        <text:list-item>
          <text:p text:style-name="P19">Kullanıcı tanımlı değişken adları genellikle <text:span text:style-name="T1">tümü küçük harfle</text:span> yazılmalıdır.</text:p>
        </text:list-item>
      </text:list>
      <text:p text:style-name="P12"/>
      <text:h text:style-name="P13" text:outline-level="3">3. Bazı Yaygın Kabuk Değişkenleri</text:h>
      <text:p text:style-name="Text_20_body">İşte sıkça kullanılan bazı kabuk değişkenleri:</text:p>
      <text:list text:style-name="L7">
        <text:list-item>
          <text:p text:style-name="P20"><text:span text:style-name="Source_20_Text"><text:span text:style-name="T1">HOME</text:span></text:span>: Mevcut kullanıcının ana dizininin mutlak yolu.</text:p>
        </text:list-item>
        <text:list-item>
          <text:p text:style-name="P20"><text:span text:style-name="Source_20_Text"><text:span text:style-name="T1">PATH</text:span></text:span>: Kabuğun çalıştırılabilir dosyaları arayacağı dizinlerin listesi.</text:p>
        </text:list-item>
        <text:list-item>
          <text:p text:style-name="P20"><text:span text:style-name="Source_20_Text"><text:span text:style-name="T1">USER</text:span></text:span>: Mevcut kullanıcının kullanıcı adı.</text:p>
        </text:list-item>
        <text:list-item>
          <text:p text:style-name="P20"><text:span text:style-name="Source_20_Text"><text:span text:style-name="T1">HOSTNAME</text:span></text:span>: Mevcut makinenin adı.</text:p>
        </text:list-item>
        <text:list-item>
          <text:p text:style-name="P20"><text:span text:style-name="Source_20_Text"><text:span text:style-name="T1">HOSTTYPE</text:span></text:span>: Mevcut makinenin CPU mimarisi.</text:p>
        </text:list-item>
        <text:list-item>
          <text:p text:style-name="P20"><text:soft-page-break/><text:span text:style-name="Source_20_Text"><text:span text:style-name="T1">PS1</text:span></text:span>: Terminal komut istemi dizesi.</text:p>
        </text:list-item>
      </text:list>
      <text:p text:style-name="P12"/>
      <text:h text:style-name="P13" text:outline-level="3">4. Parametre Genişletme</text:h>
      <text:p text:style-name="Text_20_body"><text:span text:style-name="T1">Tanım:</text:span> Parametre genişletme, bir parametrede depolanan değeri almak için kullanılır.</text:p>
      <text:p text:style-name="P18">Sözdizimi:</text:p>
      <text:list text:style-name="L8">
        <text:list-item>
          <text:p text:style-name="P21">Basit Sözdizimi: <text:span text:style-name="Source_20_Text"><text:span text:style-name="T1">$parametre</text:span></text:span></text:p>
        </text:list-item>
        <text:list-item>
          <text:p text:style-name="P21">Gelişmiş Sözdizimi: <text:span text:style-name="Source_20_Text"><text:span text:style-name="T1">${parametre}</text:span></text:span></text:p>
        </text:list-item>
      </text:list>
      <text:p text:style-name="P18">Parametre Genişletme İpuçları:</text:p>
      <text:list text:style-name="L9">
        <text:list-item>
          <text:p text:style-name="P22"><text:span text:style-name="Source_20_Text"><text:span text:style-name="T1">${parametre^}</text:span></text:span>: Parametrenin ilk karakterini büyük harfe çevirir.</text:p>
        </text:list-item>
        <text:list-item>
          <text:p text:style-name="P22"><text:span text:style-name="Source_20_Text"><text:span text:style-name="T1">${parametre^^}</text:span></text:span>: Parametrenin tüm karakterlerini büyük harfe çevirir.</text:p>
        </text:list-item>
        <text:list-item>
          <text:p text:style-name="P22"><text:span text:style-name="Source_20_Text"><text:span text:style-name="T1">${parametre,}</text:span></text:span>: Parametrenin ilk karakterini küçük harfe çevirir.</text:p>
        </text:list-item>
        <text:list-item>
          <text:p text:style-name="P22"><text:span text:style-name="Source_20_Text"><text:span text:style-name="T1">${parametre,,}</text:span></text:span>: Parametrenin tüm karakterlerini küçük harfe çevirir.</text:p>
        </text:list-item>
        <text:list-item>
          <text:p text:style-name="P22"><text:span text:style-name="Source_20_Text"><text:span text:style-name="T1">${#parametre}</text:span></text:span>: Değişkenin değerinin kaç karakter içerdiğini gösterir.</text:p>
        </text:list-item>
        <text:list-item>
          <text:p text:style-name="P22"><text:span text:style-name="Source_20_Text"><text:span text:style-name="T1">${parametre : ofset : uzunluk}</text:span></text:span>: Kabuk, parametrenin değerini "ofset" ile tanımlanan karakter numarasından başlayarak ve "uzunluk" ile tanımlanan uzunluğa kadar genişletir.</text:p>
        </text:list-item>
      </text:list>
      <text:p text:style-name="Text_20_body"><text:span text:style-name="T2">Not: Bunların hiçbiri parametrede depolanan değeri değiştirmez. Sadece genişletildikten sonra nasıl görüntüleneceğini değiştirirler.</text:span> <text:a xlink:type="simple" xlink:href="https://www.gnu.org/software/bash/manual/html_node/Shell-Parameter-Expansion.html" office:target-frame-name="_blank" xlink:show="new" text:style-name="Internet_20_link" text:visited-style-name="Visited_20_Internet_20_Link">Daha fazla parametre genişletme numarası listesi</text:a></text:p>
      <text:p text:style-name="P12"/>
      <text:h text:style-name="P13" text:outline-level="3">5. Komut Değişimi</text:h>
      <text:p text:style-name="Text_20_body"><text:span text:style-name="T1">Tanım:</text:span> Komut değişimi, bir komutun sonucunu doğrudan referans almak için kullanılır.</text:p>
      <text:p text:style-name="P18">Sözdizimi:</text:p>
      <text:p text:style-name="P16">Bash</text:p>
      <text:p text:style-name="P17"><text:span text:style-name="Source_20_Text">$(komut)</text:span></text:p>
      <text:p text:style-name="P12"/>
      <text:h text:style-name="P13" text:outline-level="3">6. Aritmetik Genişletme</text:h>
      <text:p text:style-name="Text_20_body"><text:span text:style-name="T1">Tanım:</text:span> Aritmetik genişletme, betiklerinizde matematiksel hesaplamalar yapmak için kullanılır.</text:p>
      <text:p text:style-name="P18">Sözdizimi:</text:p>
      <text:p text:style-name="P16">Bash</text:p>
      <text:p text:style-name="P17"><text:span text:style-name="Source_20_Text">$(( ifade ))</text:span></text:p>
      <text:p text:style-name="P12"/>
      <text:h text:style-name="P13" text:outline-level="3"><text:soft-page-break/>7. <text:span text:style-name="Source_20_Text">bc</text:span> Komutu</text:h>
      <text:p text:style-name="Text_20_body"><text:span text:style-name="Source_20_Text">bc</text:span> komutu, aritmetik hesaplamalar yapmak için güçlü bir araçtır.</text:p>
      <text:list text:style-name="L10">
        <text:list-item>
          <text:p text:style-name="P23"><text:span text:style-name="Source_20_Text"><text:span text:style-name="T1">echo “ifade” | bc</text:span></text:span></text:p>
        </text:list-item>
        <text:list-item>
          <text:p text:style-name="P23"><text:span text:style-name="Source_20_Text"><text:span text:style-name="T1">scale</text:span></text:span><text:span text:style-name="T1"> değişkenini kullanarak gösterilen ondalık basamak sayısını kontrol etme:</text:span></text:p>
          <text:p text:style-name="P24">Bash</text:p>
          <text:p text:style-name="P25"><text:span text:style-name="Source_20_Text">echo “scale=deger; ifade” | bc</text:span></text:p>
        </text:list-item>
      </text:list>
      <text:p text:style-name="P18">Aritmetik Operatörler Öncelik Sırasına Göre (En Yüksek Öncelik İlk):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Contents">Operatör(ler)</text:p>
            </table:table-cell>
            <table:table-cell table:style-name="Table1.A1" office:value-type="string">
              <text:p text:style-name="Table_20_Contents">Anlam(lar)</text:p>
            </table:table-cell>
            <table:table-cell table:style-name="Table1.A1" office:value-type="string">
              <text:p text:style-name="Table_20_Contents">Yorumlar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()</text:span></text:p>
          </table:table-cell>
          <table:table-cell table:style-name="Table1.A1" office:value-type="string">
            <text:p text:style-name="Table_20_Contents">Parantezler</text:p>
          </table:table-cell>
          <table:table-cell table:style-name="Table1.A1" office:value-type="string">
            <text:p text:style-name="Table_20_Contents">Parantez içine alınan her şey en yüksek önceliğe sahiptir ve her zaman önce çalışır.</text:p>
          </table:table-cell>
        </table:table-row>
        <table:table-row>
          <table:table-cell table:style-name="Table1.A1" office:value-type="string">
            <text:p text:style-name="Table_20_Contents"><text:span text:style-name="Source_20_Text">**</text:span></text:p>
          </table:table-cell>
          <table:table-cell table:style-name="Table1.A1" office:value-type="string">
            <text:p text:style-name="Table_20_Contents">Üs Alma</text:p>
          </table:table-cell>
          <table:table-cell table:style-name="Table1.A1" office:value-type="string">
            <text:p text:style-name="Table_20_Contents"><text:span text:style-name="Source_20_Text">2**4</text:span>, 2'nin 4. kuvveti demektir, yani 16'dır.</text:p>
          </table:table-cell>
        </table:table-row>
        <table:table-row>
          <table:table-cell table:style-name="Table1.A1" office:value-type="string">
            <text:p text:style-name="Table_20_Contents"><text:span text:style-name="Source_20_Text">*</text:span>, <text:span text:style-name="Source_20_Text">/</text:span>, <text:span text:style-name="Source_20_Text">%</text:span></text:p>
          </table:table-cell>
          <table:table-cell table:style-name="Table1.A1" office:value-type="string">
            <text:p text:style-name="Table_20_Contents">Çarpma, Bölme ve Modül</text:p>
          </table:table-cell>
          <table:table-cell table:style-name="Table1.A1" office:value-type="string">
            <text:p text:style-name="Table_20_Contents">Modül, bir bölmenin kalanını hesaplar. Bunlar aynı önceliğe sahiptir.</text:p>
          </table:table-cell>
        </table:table-row>
        <table:table-row>
          <table:table-cell table:style-name="Table1.A1" office:value-type="string">
            <text:p text:style-name="Table_20_Contents"><text:span text:style-name="Source_20_Text">+</text:span>, <text:span text:style-name="Source_20_Text">-</text:span></text:p>
          </table:table-cell>
          <table:table-cell table:style-name="Table1.A1" office:value-type="string">
            <text:p text:style-name="Table_20_Contents">Toplama ve Çıkarma</text:p>
          </table:table-cell>
          <table:table-cell table:style-name="Table1.A1" office:value-type="string">
            <text:p text:style-name="Table_20_Contents">Bunlar aynı önceliğe sahiptir.</text:p>
          </table:table-cell>
        </table:table-row>
      </table:table>
      <text:p text:style-name="Text_20_body"/>
      <text:p text:style-name="P8">Not: İki operatör aynı önceliğe sahip olduğunda, en soldaki önce gerçekleştirilir.</text:p>
      <text:p text:style-name="P9"/>
      <text:h text:style-name="P26" text:outline-level="2">Değişkenler ve Kabuk Genişletmeleri: Bölüm Kopya Kağıdı</text:h>
      <text:p text:style-name="P12"/>
      <text:h text:style-name="P13" text:outline-level="3">1. Parametre Çeşitleri ve Değişkenler</text:h>
      <text:p text:style-name="Text_20_body"><text:span text:style-name="T1">Parametreler</text:span>, değerleri depolayan yapılardır. Üç tür parametre vardır:</text:p>
      <text:list text:style-name="L11">
        <text:list-item>
          <text:p text:style-name="P27"><text:span text:style-name="T1">Kullanıcı Tanımlı Değişkenler:</text:span> Değerini değiştirebileceğiniz parametrelerdir.</text:p>
        </text:list-item>
        <text:list-item>
          <text:p text:style-name="P27"><text:span text:style-name="T1">Konumsal Parametreler:</text:span> Bir betiğe komut satırından geçirilen argümanlardır (örn. <text:span text:style-name="Source_20_Text">$1</text:span>, <text:span text:style-name="Source_20_Text">$2</text:span>).</text:p>
        </text:list-item>
        <text:list-item>
          <text:p text:style-name="P27"><text:span text:style-name="T1">Özel Parametreler:</text:span> Kabuk tarafından belirli bilgiler için ayrılmış parametrelerdir (örn. <text:span text:style-name="Source_20_Text">$?</text:span>, <text:span text:style-name="Source_20_Text">$$</text:span>).</text:p>
        </text:list-item>
      </text:list>
      <text:p text:style-name="Text_20_body"><text:span text:style-name="T1">Değişkenler</text:span>, değerini değiştirebileceğiniz parametrelerdir. İki tür değişken vardır:</text:p>
      <text:list text:style-name="L12">
        <text:list-item>
          <text:p text:style-name="P28">Kabuk Değişkenleri:</text:p>
          <text:list>
            <text:list-item>
              <text:p text:style-name="P29"><text:span text:style-name="T1">Bourne Kabuk Değişkenleri:</text:span> <text:a xlink:type="simple" xlink:href="https://www.gnu.org/software/bash/manual/html_node/Shell-Variables.html" office:target-frame-name="_blank" xlink:show="new" text:style-name="Internet_20_link" text:visited-style-name="Visited_20_Internet_20_Link">Bourne kabuk değişkenleri listesi</text:a></text:p>
            </text:list-item>
            <text:list-item>
              <text:p text:style-name="P29"><text:span text:style-name="T1">Bash Kabuk Değişkenleri:</text:span> <text:a xlink:type="simple" xlink:href="https://www.gnu.org/software/bash/manual/html_node/Bash-Variables.html" office:target-frame-name="_blank" xlink:show="new" text:style-name="Internet_20_link" text:visited-style-name="Visited_20_Internet_20_Link">Bash kabuk değişkenleri listesi</text:a></text:p>
            </text:list-item>
          </text:list>
        </text:list-item>
      </text:list>
      <text:p text:style-name="P12"/>
      <text:h text:style-name="P13" text:outline-level="3"><text:soft-page-break/>2. Değişkenlere Değer Atama</text:h>
      <text:p text:style-name="Text_20_body">Bir değişkene değer atamak oldukça basittir:</text:p>
      <text:p text:style-name="P16">Bash</text:p>
      <text:p text:style-name="P17"><text:span text:style-name="Source_20_Text">isim=deger</text:span></text:p>
      <text:p text:style-name="P18">Önemli Notlar:</text:p>
      <text:list text:style-name="L13">
        <text:list-item>
          <text:p text:style-name="P30">Eşittir (<text:span text:style-name="Source_20_Text">=</text:span>) işaretinin etrafında <text:span text:style-name="T1">boşluk olmamalıdır</text:span>.</text:p>
        </text:list-item>
        <text:list-item>
          <text:p text:style-name="P30">Kullanıcı tanımlı değişken adları genellikle <text:span text:style-name="T1">tümü küçük harfle</text:span> yazılmalıdır.</text:p>
        </text:list-item>
      </text:list>
      <text:p text:style-name="P12"/>
      <text:h text:style-name="P13" text:outline-level="3">3. Bazı Yaygın Kabuk Değişkenleri</text:h>
      <text:p text:style-name="Text_20_body">İşte sıkça kullanılan bazı kabuk değişkenleri:</text:p>
      <text:list text:style-name="L14">
        <text:list-item>
          <text:p text:style-name="P31"><text:span text:style-name="Source_20_Text"><text:span text:style-name="T1">HOME</text:span></text:span>: Mevcut kullanıcının ana dizininin mutlak yolu.</text:p>
        </text:list-item>
        <text:list-item>
          <text:p text:style-name="P31"><text:span text:style-name="Source_20_Text"><text:span text:style-name="T1">PATH</text:span></text:span>: Kabuğun çalıştırılabilir dosyaları arayacağı dizinlerin listesi.</text:p>
        </text:list-item>
        <text:list-item>
          <text:p text:style-name="P31"><text:span text:style-name="Source_20_Text"><text:span text:style-name="T1">USER</text:span></text:span>: Mevcut kullanıcının kullanıcı adı.</text:p>
        </text:list-item>
        <text:list-item>
          <text:p text:style-name="P31"><text:span text:style-name="Source_20_Text"><text:span text:style-name="T1">HOSTNAME</text:span></text:span>: Mevcut makinenin adı.</text:p>
        </text:list-item>
        <text:list-item>
          <text:p text:style-name="P31"><text:span text:style-name="Source_20_Text"><text:span text:style-name="T1">HOSTTYPE</text:span></text:span>: Mevcut makinenin CPU mimarisi.</text:p>
        </text:list-item>
        <text:list-item>
          <text:p text:style-name="P31"><text:span text:style-name="Source_20_Text"><text:span text:style-name="T1">PS1</text:span></text:span>: Terminal komut istemi dizesi.</text:p>
        </text:list-item>
      </text:list>
      <text:p text:style-name="P12"/>
      <text:h text:style-name="P13" text:outline-level="3">4. Parametre Genişletme</text:h>
      <text:p text:style-name="Text_20_body"><text:span text:style-name="T1">Tanım:</text:span> Parametre genişletme, bir parametrede depolanan değeri almak için kullanılır.</text:p>
      <text:p text:style-name="P18">Sözdizimi:</text:p>
      <text:list text:style-name="L15">
        <text:list-item>
          <text:p text:style-name="P32">Basit Sözdizimi: <text:span text:style-name="Source_20_Text"><text:span text:style-name="T1">$parametre</text:span></text:span></text:p>
        </text:list-item>
        <text:list-item>
          <text:p text:style-name="P32">Gelişmiş Sözdizimi: <text:span text:style-name="Source_20_Text"><text:span text:style-name="T1">${parametre}</text:span></text:span></text:p>
        </text:list-item>
      </text:list>
      <text:p text:style-name="P18">Parametre Genişletme İpuçları:</text:p>
      <text:list text:style-name="L16">
        <text:list-item>
          <text:p text:style-name="P33"><text:span text:style-name="Source_20_Text"><text:span text:style-name="T1">${parametre^}</text:span></text:span>: Parametrenin ilk karakterini büyük harfe çevirir.</text:p>
        </text:list-item>
        <text:list-item>
          <text:p text:style-name="P33"><text:span text:style-name="Source_20_Text"><text:span text:style-name="T1">${parametre^^}</text:span></text:span>: Parametrenin tüm karakterlerini büyük harfe çevirir.</text:p>
        </text:list-item>
        <text:list-item>
          <text:p text:style-name="P33"><text:span text:style-name="Source_20_Text"><text:span text:style-name="T1">${parametre,}</text:span></text:span>: Parametrenin ilk karakterini küçük harfe çevirir.</text:p>
        </text:list-item>
        <text:list-item>
          <text:p text:style-name="P33"><text:span text:style-name="Source_20_Text"><text:span text:style-name="T1">${parametre,,}</text:span></text:span>: Parametrenin tüm karakterlerini küçük harfe çevirir.</text:p>
        </text:list-item>
        <text:list-item>
          <text:p text:style-name="P33"><text:span text:style-name="Source_20_Text"><text:span text:style-name="T1">${#parametre}</text:span></text:span>: Değişkenin değerinin kaç karakter içerdiğini gösterir.</text:p>
        </text:list-item>
        <text:list-item>
          <text:p text:style-name="P33"><text:soft-page-break/><text:span text:style-name="Source_20_Text"><text:span text:style-name="T1">${parametre : ofset : uzunluk}</text:span></text:span>: Kabuk, parametrenin değerini "ofset" ile tanımlanan karakter numarasından başlayarak ve "uzunluk" ile tanımlanan uzunluğa kadar genişletir.</text:p>
        </text:list-item>
      </text:list>
      <text:p text:style-name="Text_20_body"><text:span text:style-name="T2">Not: Bunların hiçbiri parametrede depolanan değeri değiştirmez. Sadece genişletildikten sonra nasıl görüntüleneceğini değiştirirler.</text:span> <text:a xlink:type="simple" xlink:href="https://www.gnu.org/software/bash/manual/html_node/Shell-Parameter-Expansion.html" office:target-frame-name="_blank" xlink:show="new" text:style-name="Internet_20_link" text:visited-style-name="Visited_20_Internet_20_Link">Daha fazla parametre genişletme numarası listesi</text:a></text:p>
      <text:p text:style-name="P12"/>
      <text:h text:style-name="P13" text:outline-level="3">5. Komut Değişimi</text:h>
      <text:p text:style-name="Text_20_body"><text:span text:style-name="T1">Tanım:</text:span> Komut değişimi, bir komutun sonucunu doğrudan referans almak için kullanılır.</text:p>
      <text:p text:style-name="P18">Sözdizimi:</text:p>
      <text:p text:style-name="P16">Bash</text:p>
      <text:p text:style-name="P17"><text:span text:style-name="Source_20_Text">$(komut)</text:span></text:p>
      <text:p text:style-name="P12"/>
      <text:h text:style-name="P13" text:outline-level="3">6. Aritmetik Genişletme</text:h>
      <text:p text:style-name="Text_20_body"><text:span text:style-name="T1">Tanım:</text:span> Aritmetik genişletme, betiklerinizde matematiksel hesaplamalar yapmak için kullanılır.</text:p>
      <text:p text:style-name="P18">Sözdizimi:</text:p>
      <text:p text:style-name="P16">Bash</text:p>
      <text:p text:style-name="P17"><text:span text:style-name="Source_20_Text">$(( ifade ))</text:span></text:p>
      <text:p text:style-name="P12"/>
      <text:h text:style-name="P13" text:outline-level="3">7. <text:span text:style-name="Source_20_Text">bc</text:span> Komutu</text:h>
      <text:p text:style-name="Text_20_body"><text:span text:style-name="Source_20_Text">bc</text:span> komutu, aritmetik hesaplamalar yapmak için güçlü bir araçtır.</text:p>
      <text:list text:style-name="L17">
        <text:list-item>
          <text:p text:style-name="P34"><text:span text:style-name="Source_20_Text"><text:span text:style-name="T1">echo “ifade” | bc</text:span></text:span></text:p>
        </text:list-item>
        <text:list-item>
          <text:p text:style-name="P34"><text:span text:style-name="Source_20_Text"><text:span text:style-name="T1">scale</text:span></text:span><text:span text:style-name="T1"> değişkenini kullanarak gösterilen ondalık basamak sayısını kontrol etme:</text:span></text:p>
          <text:p text:style-name="P35">Bash</text:p>
          <text:p text:style-name="P36"><text:span text:style-name="Source_20_Text">echo “scale=deger; ifade” | bc</text:span></text:p>
        </text:list-item>
      </text:list>
      <text:p text:style-name="P18">Aritmetik Operatörler Öncelik Sırasına Göre (En Yüksek Öncelik İlk):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Contents">Operatör(ler)</text:p>
            </table:table-cell>
            <table:table-cell table:style-name="Table2.A1" office:value-type="string">
              <text:p text:style-name="Table_20_Contents">Anlam(lar)</text:p>
            </table:table-cell>
            <table:table-cell table:style-name="Table2.A1" office:value-type="string">
              <text:p text:style-name="Table_20_Contents">Yorumlar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()</text:span></text:p>
          </table:table-cell>
          <table:table-cell table:style-name="Table2.A1" office:value-type="string">
            <text:p text:style-name="Table_20_Contents">Parantezler</text:p>
          </table:table-cell>
          <table:table-cell table:style-name="Table2.A1" office:value-type="string">
            <text:p text:style-name="Table_20_Contents">Parantez içine alınan her şey en yüksek önceliğe sahiptir ve her zaman önce çalışır.</text:p>
          </table:table-cell>
        </table:table-row>
        <table:table-row>
          <table:table-cell table:style-name="Table2.A1" office:value-type="string">
            <text:p text:style-name="Table_20_Contents"><text:span text:style-name="Source_20_Text">**</text:span></text:p>
          </table:table-cell>
          <table:table-cell table:style-name="Table2.A1" office:value-type="string">
            <text:p text:style-name="Table_20_Contents">Üs Alma</text:p>
          </table:table-cell>
          <table:table-cell table:style-name="Table2.A1" office:value-type="string">
            <text:p text:style-name="Table_20_Contents"><text:span text:style-name="Source_20_Text">2**4</text:span>, 2'nin 4. kuvveti demektir, yani 16'dır.</text:p>
          </table:table-cell>
        </table:table-row>
        <table:table-row>
          <table:table-cell table:style-name="Table2.A1" office:value-type="string">
            <text:p text:style-name="Table_20_Contents"><text:span text:style-name="Source_20_Text">*</text:span>, <text:span text:style-name="Source_20_Text">/</text:span>, <text:span text:style-name="Source_20_Text">%</text:span></text:p>
          </table:table-cell>
          <table:table-cell table:style-name="Table2.A1" office:value-type="string">
            <text:p text:style-name="Table_20_Contents">Çarpma, Bölme ve Modül</text:p>
          </table:table-cell>
          <table:table-cell table:style-name="Table2.A1" office:value-type="string">
            <text:p text:style-name="Table_20_Contents">Modül, bir bölmenin kalanını hesaplar. Bunlar aynı önceliğe sahiptir.</text:p>
          </table:table-cell>
        </table:table-row>
        <table:table-row>
          <table:table-cell table:style-name="Table2.A1" office:value-type="string">
            <text:p text:style-name="Table_20_Contents"><text:span text:style-name="Source_20_Text">+</text:span>, <text:span text:style-name="Source_20_Text">-</text:span></text:p>
          </table:table-cell>
          <table:table-cell table:style-name="Table2.A1" office:value-type="string">
            <text:p text:style-name="Table_20_Contents">Toplama ve Çıkarma</text:p>
          </table:table-cell>
          <table:table-cell table:style-name="Table2.A1" office:value-type="string">
            <text:p text:style-name="Table_20_Contents">Bunlar aynı önceliğe sahiptir.</text:p>
          </table:table-cell>
        </table:table-row>
      </table:table>
      <text:p text:style-name="Text_20_body"><text:span text:style-name="T2">Not: İki operatör aynı önceliğe sahip olduğunda, en soldaki önce gerçekleştirilir.</text:span></text:p>
      <text:p text:style-name="P12"><text:soft-page-break/></text:p>
      <text:h text:style-name="P13" text:outline-level="3">8. Tilde Genişletme</text:h>
      <text:p text:style-name="Text_20_body"><text:span text:style-name="T1">Tanım:</text:span> Tilde genişletme, komut satırında klasörlere başvurmak için çeşitli kısayollar sağlar.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Contents">Sözdizimi</text:p>
            </table:table-cell>
            <table:table-cell table:style-name="Table3.A1" office:value-type="string">
              <text:p text:style-name="Table_20_Contents">Anlamı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ource_20_Text">~</text:span></text:p>
          </table:table-cell>
          <table:table-cell table:style-name="Table3.A1" office:value-type="string">
            <text:p text:style-name="Table_20_Contents"><text:span text:style-name="Source_20_Text">$HOME</text:span> kabuk değişkeninin mevcut değeri (genellikle mevcut kullanıcının ana dizini)</text:p>
          </table:table-cell>
        </table:table-row>
        <table:table-row>
          <table:table-cell table:style-name="Table3.A1" office:value-type="string">
            <text:p text:style-name="Table_20_Contents"><text:span text:style-name="Source_20_Text">~kullanıcıadı</text:span></text:p>
          </table:table-cell>
          <table:table-cell table:style-name="Table3.A1" office:value-type="string">
            <text:p text:style-name="Table_20_Contents"><text:span text:style-name="Source_20_Text">kullanıcıadı</text:span> geçerli bir kullanıcıya atıfta bulunuyorsa, o kullanıcının ana dizininin yolunu verir</text:p>
          </table:table-cell>
        </table:table-row>
        <table:table-row>
          <table:table-cell table:style-name="Table3.A1" office:value-type="string">
            <text:p text:style-name="Table_20_Contents"><text:span text:style-name="Source_20_Text">~-</text:span></text:p>
          </table:table-cell>
          <table:table-cell table:style-name="Table3.A1" office:value-type="string">
            <text:p text:style-name="Table_20_Contents"><text:span text:style-name="Source_20_Text">$OLDPWD</text:span> kabuk değişkeninde depolanan mevcut değer</text:p>
          </table:table-cell>
        </table:table-row>
        <table:table-row>
          <table:table-cell table:style-name="Table3.A1" office:value-type="string">
            <text:p text:style-name="Table_20_Contents"><text:span text:style-name="Source_20_Text">~+</text:span></text:p>
          </table:table-cell>
          <table:table-cell table:style-name="Table3.A1" office:value-type="string">
            <text:p text:style-name="Table_20_Contents"><text:span text:style-name="Source_20_Text">$PWD</text:span> kabuk değişkeninde depolanan mevcut değer</text:p>
          </table:table-cell>
        </table:table-row>
      </table:table>
      <text:p text:style-name="Text_20_body"><text:span text:style-name="T2">Not: </text:span><text:span text:style-name="Source_20_Text"><text:span text:style-name="T2">$PWD</text:span></text:span><text:span text:style-name="T2"> mevcut çalışma dizinini, </text:span><text:span text:style-name="Source_20_Text"><text:span text:style-name="T2">$OLDPWD</text:span></text:span><text:span text:style-name="T2"> ise önceki çalışma dizinini depolar.</text:span></text:p>
      <text:p text:style-name="P12"/>
      <text:h text:style-name="P13" text:outline-level="3">9. Küme Parantezi Genişletme</text:h>
      <text:p text:style-name="Text_20_body"><text:span text:style-name="T1">Tanım:</text:span> Belirli bir desene göre otomatik olarak metin oluşturmanın bir yoludur.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Contents">Sözdizimi</text:p>
            </table:table-cell>
            <table:table-cell table:style-name="Table4.A1" office:value-type="string">
              <text:p text:style-name="Table_20_Contents">Anlamı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Source_20_Text">{1,2,3,4,5}</text:span></text:p>
          </table:table-cell>
          <table:table-cell table:style-name="Table4.A1" office:value-type="string">
            <text:p text:style-name="Table_20_Contents"><text:span text:style-name="Source_20_Text">1 2 3 4 5</text:span></text:p>
          </table:table-cell>
        </table:table-row>
        <table:table-row>
          <table:table-cell table:style-name="Table4.A1" office:value-type="string">
            <text:p text:style-name="Table_20_Contents"><text:span text:style-name="Source_20_Text">{1..5}</text:span></text:p>
          </table:table-cell>
          <table:table-cell table:style-name="Table4.A1" office:value-type="string">
            <text:p text:style-name="Table_20_Contents"><text:span text:style-name="Source_20_Text">1 2 3 4 5</text:span></text:p>
          </table:table-cell>
        </table:table-row>
        <table:table-row>
          <table:table-cell table:style-name="Table4.A1" office:value-type="string">
            <text:p text:style-name="Table_20_Contents"><text:span text:style-name="Source_20_Text">{a..e}</text:span></text:p>
          </table:table-cell>
          <table:table-cell table:style-name="Table4.A1" office:value-type="string">
            <text:p text:style-name="Table_20_Contents"><text:span text:style-name="Source_20_Text">a b c d e</text:span></text:p>
          </table:table-cell>
        </table:table-row>
        <table:table-row>
          <table:table-cell table:style-name="Table4.A1" office:value-type="string">
            <text:p text:style-name="Table_20_Contents"><text:span text:style-name="Source_20_Text">{1..5..2}</text:span></text:p>
          </table:table-cell>
          <table:table-cell table:style-name="Table4.A1" office:value-type="string">
            <text:p text:style-name="Table_20_Contents"><text:span text:style-name="Source_20_Text">1 3 5</text:span></text:p>
          </table:table-cell>
        </table:table-row>
        <table:table-row>
          <table:table-cell table:style-name="Table4.A1" office:value-type="string">
            <text:p text:style-name="Table_20_Contents"><text:span text:style-name="Source_20_Text">Ay{01..12}</text:span></text:p>
          </table:table-cell>
          <table:table-cell table:style-name="Table4.A1" office:value-type="string">
            <text:p text:style-name="Table_20_Contents"><text:span text:style-name="Source_20_Text">Ay01</text:span>, <text:span text:style-name="Source_20_Text">Ay02</text:span>, ..., <text:span text:style-name="Source_20_Text">Ay12</text:span></text:p>
          </table:table-cell>
        </table:table-row>
        <table:table-row>
          <table:table-cell table:style-name="Table4.A1" office:value-type="string">
            <text:p text:style-name="Table_20_Contents"><text:span text:style-name="Source_20_Text">dosya{1..5}.txt</text:span></text:p>
          </table:table-cell>
          <table:table-cell table:style-name="Table4.A1" office:value-type="string">
            <text:p text:style-name="Table_20_Contents"><text:span text:style-name="Source_20_Text">dosya1.txt</text:span>, <text:span text:style-name="Source_20_Text">dosya2.txt</text:span>, <text:span text:style-name="Source_20_Text">dosya3.txt</text:span>, <text:span text:style-name="Source_20_Text">dosya4.txt</text:span>, <text:span text:style-name="Source_20_Text">dosya5.txt</text:span></text:p>
          </table:table-cell>
        </table:table-row>
        <table:table-row>
          <table:table-cell table:style-name="Table4.A1" office:value-type="string">
            <text:p text:style-name="Table_20_Contents"><text:span text:style-name="Source_20_Text">~/{Belgeler,İndirilenler}/dosya{1..2}.txt</text:span></text:p>
          </table:table-cell>
          <table:table-cell table:style-name="Table4.A1" office:value-type="string">
            <text:p text:style-name="Table_20_Contents"><text:span text:style-name="Source_20_Text">~/Belgeler/dosya1.txt</text:span>, <text:span text:style-name="Source_20_Text">~/Belgeler/dosya2.txt</text:span>, <text:span text:style-name="Source_20_Text">~/İndirilenler/dosya1.txt</text:span>, <text:span text:style-name="Source_20_Text">~/İndirilenler/dosya2.txt</text:span></text:p>
          </table:table-cell>
        </table:table-row>
      </table:table>
      <text:p text:style-name="Text_20_body"><text:span text:style-name="T2">Not: Virgül veya iki nokta (..) etrafında boşluk olmamalıdır.</text:span></text:p>
      <text:h text:style-name="P10" text:outline-level="2"/>
      <text:p text:style-name="P11"/>
      <text:p text:style-name="P11"/>
      <text:p text:style-name="P11"/>
      <text:p text:style-name="P11"/>
      <text:p text:style-name="P11"/>
      <text:p text:style-name="P11"/>
      <text:h text:style-name="P10" text:outline-level="2"><text:soft-page-break/>Bash Komut Satırlarını Nasıl İşler: Bölüm Kopya Kağıdı</text:h>
      <text:p text:style-name="P12"/>
      <text:p text:style-name="Text_20_body">Bash, bir komut satırını aldığında, anlamını yorumlamak ve çalıştırmak için aşağıdaki 6 adımlı süreci takip eder.</text:p>
      <text:h text:style-name="P13" text:outline-level="3">Adım 1: Kelimelere Ayırma (Tokenisation)</text:h>
      <text:p text:style-name="Text_20_body">Kelimelere ayırma sırasında Bash, alıntılanmamış <text:span text:style-name="T1">metakarakterler</text:span> için komut satırını okur ve bunları komut satırını kelimelere ve operatörlere bölmek için kullanır.</text:p>
      <text:p text:style-name="Text_20_body"><text:span text:style-name="T1">Kelime Nedir?</text:span> Kelimeler, alıntılanmamış metakarakter içermeyen belirteçlerdir.</text:p>
      <text:p text:style-name="Text_20_body"><text:span text:style-name="T1">Operatör Nedir?</text:span> Operatörler, en az 1 alıntılanmamış metakarakter içeren belirteçlerdir.</text:p>
      <text:p text:style-name="Text_20_body"><text:span text:style-name="T1">Metakarakter Listesi:</text:span> Boşluk, Tab, Yeni satır, <text:span text:style-name="Source_20_Text">|</text:span>, <text:span text:style-name="Source_20_Text">&amp;</text:span>, <text:span text:style-name="Source_20_Text">;</text:span>, <text:span text:style-name="Source_20_Text">(</text:span>, <text:span text:style-name="Source_20_Text">)</text:span>, <text:span text:style-name="Source_20_Text">&lt;</text:span>, <text:span text:style-name="Source_20_Text">&gt;</text:span></text:p>
      <text:p text:style-name="Text_20_body"><text:span text:style-name="T1">Örnek:</text:span> <text:span text:style-name="Source_20_Text">echo $isim &gt; çıktı</text:span></text:p>
      <text:list text:style-name="L18">
        <text:list-item>
          <text:p text:style-name="P37"><text:span text:style-name="Source_20_Text">echo $isim &gt; çıktı</text:span> -- Alıntılanmamış metakarakterleri tanımlar.</text:p>
        </text:list-item>
        <text:list-item>
          <text:p text:style-name="P37"><text:span text:style-name="Source_20_Text">echo $isim &gt; çıktı</text:span> -- Kelimeleri ve operatörleri tanımlar.</text:p>
        </text:list-item>
      </text:list>
      <text:p text:style-name="P12"/>
      <text:h text:style-name="P13" text:outline-level="3">Adım 2: Komut Tanımlama</text:h>
      <text:p text:style-name="Text_20_body">Bash daha sonra komut satırını basit ve bileşik komutlara ayırır.</text:p>
      <text:list text:style-name="L19">
        <text:list-item>
          <text:p text:style-name="P38"><text:span text:style-name="T1">Basit Komutlar:</text:span> Bir <text:span text:style-name="T1">kontrol operatörü</text:span> ile sonlanan bir dizi kelimedir.</text:p>
          <text:list>
            <text:list-item>
              <text:p text:style-name="P38">İlk kelime komut adıdır.</text:p>
            </text:list-item>
            <text:list-item>
              <text:p text:style-name="P38">Sonraki kelimeler o komut için bağımsız argümanlar olarak alınır.</text:p>
            </text:list-item>
          </text:list>
          <text:p text:style-name="P38"><text:span text:style-name="T1">Kontrol Operatörleri Listesi:</text:span> Yeni satır, <text:span text:style-name="Source_20_Text">|</text:span>, <text:span text:style-name="Source_20_Text">||</text:span>, <text:span text:style-name="Source_20_Text">&amp;</text:span>, <text:span text:style-name="Source_20_Text">&amp;&amp;</text:span>, <text:span text:style-name="Source_20_Text">;</text:span>, <text:span text:style-name="Source_20_Text">;;</text:span>, <text:span text:style-name="Source_20_Text">;&amp;</text:span>, <text:span text:style-name="Source_20_Text">(</text:span>, <text:span text:style-name="Source_20_Text">)</text:span>, <text:span text:style-name="Source_20_Text">;;</text:span>, <text:span text:style-name="Source_20_Text">|&amp;</text:span></text:p>
          <text:p text:style-name="P38"><text:span text:style-name="T1">Yönlendirme Operatörleri Listesi:</text:span> <text:span text:style-name="Source_20_Text">&lt;</text:span>, <text:span text:style-name="Source_20_Text">&gt;</text:span>, <text:span text:style-name="Source_20_Text">&lt;&lt;</text:span>, <text:span text:style-name="Source_20_Text">&gt;&gt;</text:span>, <text:span text:style-name="Source_20_Text">&lt;&amp;</text:span>, <text:span text:style-name="Source_20_Text">&gt;&amp;</text:span>, <text:span text:style-name="Source_20_Text">&gt;|</text:span>, <text:span text:style-name="Source_20_Text">&lt;&lt;-</text:span>, <text:span text:style-name="Source_20_Text">&lt; &gt;</text:span></text:p>
          <text:p text:style-name="P39">Basit Komut Örnekleri:</text:p>
          <text:list text:continue-numbering="true">
            <text:list-item>
              <text:p text:style-name="P38"><text:span text:style-name="T1">Örnek 1:</text:span> <text:span text:style-name="Source_20_Text">echo a b c echo 1 2 3</text:span></text:p>
              <text:list>
                <text:list-item>
                  <text:p text:style-name="P38"><text:span text:style-name="Source_20_Text">echo a b c echo 1 2 3</text:span> - Kelimelere ayırma.</text:p>
                </text:list-item>
                <text:list-item>
                  <text:p text:style-name="P38">Bu, kontrol operatörü olmadığı için tek bir basit komut olarak yorumlanır.</text:p>
                </text:list-item>
              </text:list>
            </text:list-item>
            <text:list-item>
              <text:p text:style-name="P38"><text:span text:style-name="T1">Örnek 2:</text:span> <text:span text:style-name="Source_20_Text">echo a b c ; echo 1 2 3</text:span></text:p>
              <text:list>
                <text:list-item>
                  <text:p text:style-name="P38"><text:span text:style-name="Source_20_Text">echo a b c ; echo 1 2 3</text:span></text:p>
                </text:list-item>
                <text:list-item>
                  <text:p text:style-name="P38">Bu, ilk komutu sonlandıran bir kontrol operatörü olduğu için iki basit komut olarak yorumlanır.</text:p>
                </text:list-item>
              </text:list>
            </text:list-item>
            <text:list-item>
              <text:p text:style-name="P38"><text:span text:style-name="T1">Örnek 3:</text:span> <text:span text:style-name="Source_20_Text">echo $isim &gt; çıktı</text:span></text:p>
              <text:list>
                <text:list-item>
                  <text:p text:style-name="P38"><text:soft-page-break/><text:span text:style-name="Source_20_Text">echo $isim &gt; çıktı</text:span> - Kelimelere ayırma.</text:p>
                </text:list-item>
                <text:list-item>
                  <text:p text:style-name="P38"><text:span text:style-name="Source_20_Text">echo $isim &gt; çıktı</text:span> - Bir yönlendirme operatörü bulundu, ancak kontrol operatörü yok.</text:p>
                </text:list-item>
                <text:list-item>
                  <text:p text:style-name="P38">Yönlendirme operatörü de dahil olmak üzere hepsi tek bir basit komut olarak yorumlanır.</text:p>
                </text:list-item>
              </text:list>
            </text:list-item>
          </text:list>
        </text:list-item>
        <text:list-item>
          <text:p text:style-name="P38"><text:span text:style-name="T1">Bileşik Komutlar:</text:span> Bunlar Bash'in programlama yapılarıdır. Ayrılmış bir kelimeyle başlarlar ve karşılık gelen ayrılmış kelimeyle biterler.</text:p>
          <text:p text:style-name="P39">Bileşik Komut Örneği:</text:p>
          <text:p text:style-name="P40">Bash</text:p>
          <text:p text:style-name="P41"><text:span text:style-name="Source_20_Text">if [[ 2 -gt 1 ]]; then</text:span></text:p>
          <text:p text:style-name="P41"><text:span text:style-name="Source_20_Text"><text:s text:c="2"/>echo “merhaba dünya”</text:span></text:p>
          <text:p text:style-name="P41"><text:span text:style-name="Source_20_Text">fi</text:span></text:p>
          <text:p text:style-name="P42">Not: Bileşik komutları nasıl kullanacağımızı henüz ele almadık -- bunları daha sonra ayrıntılı olarak ele alacağız.</text:p>
        </text:list-item>
      </text:list>
      <text:p text:style-name="P12"/>
      <text:h text:style-name="P13" text:outline-level="3">Adım 3: Genişletmeler</text:h>
      <text:p text:style-name="Text_20_body">Genişletmelerin işlenmesinde 4 aşama vardır.</text:p>
      <text:list text:style-name="L20">
        <text:list-item>
          <text:p text:style-name="P43"><text:span text:style-name="T1">Aşama 1 - Küme Parantezi Genişletme:</text:span> <text:span text:style-name="T2">Not: Küme parantezi genişletme, Bölüm 2'de tartışıldığı gibi işlenir. Daha fazla bilgi için lütfen Bölüm 2 kopya kağıdına bakın.</text:span></text:p>
        </text:list-item>
        <text:list-item>
          <text:p text:style-name="P44">Aşama 2:</text:p>
          <text:list>
            <text:list-item>
              <text:p text:style-name="P43">Parametre genişletme</text:p>
            </text:list-item>
            <text:list-item>
              <text:p text:style-name="P43">Aritmetik genişletme</text:p>
            </text:list-item>
            <text:list-item>
              <text:p text:style-name="P43">Komut değişimi</text:p>
            </text:list-item>
            <text:list-item>
              <text:p text:style-name="P43">Tilde genişletme <text:span text:style-name="T2">Not: Bunların her biri Bölüm 2'de tartışıldığı gibi işlenir. Daha fazla bilgi için lütfen Bölüm 2 kopya kağıdına bakın.</text:span></text:p>
            </text:list-item>
          </text:list>
        </text:list-item>
        <text:list-item>
          <text:p text:style-name="P43"><text:span text:style-name="T1">Aşama 3: Kelime Ayırma (Word Splitting)</text:span> Önceki genişletmeleri işledikten sonra, kabuk, alıntılanmamış parametre genişletmelerinin, alıntılanmamış aritmetik genişletmelerinin ve alıntılanmamış komut ikamelerinin sonuçlarını tek tek kelimelere ayırmaya çalışacaktır.</text:p>
          <text:list>
            <text:list-item>
              <text:p text:style-name="P43"><text:span text:style-name="T1">Not 1:</text:span> Kelime ayırma çok önemli bir adımdır, çünkü bir komuta sağlanan her kelime, komut için ayrı bir argüman olarak kabul edilir (yukarıdaki "Komut Tanımlama" adımına bakın).</text:p>
            </text:list-item>
            <text:list-item>
              <text:p text:style-name="P43"><text:span text:style-name="T1">Not 2:</text:span> Kelime ayırma, çift tırnak içinde gerçekleşen genişletmelerin sonuçlarında gerçekleşmez.</text:p>
            </text:list-item>
            <text:list-item>
              <text:p text:style-name="P43"><text:soft-page-break/><text:span text:style-name="T1">Not 3:</text:span> Bash, varsayılan olarak boşluk, sekme ve yeni satır içeren <text:span text:style-name="Source_20_Text">IFS</text:span> değişkeninde depolanan karakterleri kullanarak bir kelimeyi böler.</text:p>
            </text:list-item>
            <text:list-item>
              <text:p text:style-name="P43"><text:span text:style-name="T1">Not 4:</text:span> <text:span text:style-name="Source_20_Text">IFS</text:span> değişkenini diğer tüm değişkenler gibi değiştirebilirsiniz.</text:p>
            </text:list-item>
            <text:list-item>
              <text:p text:style-name="P43"><text:span text:style-name="T1">Not 5:</text:span> <text:span text:style-name="Source_20_Text">echo "${IFS@Q}"</text:span> komutunu kullanarak <text:span text:style-name="Source_20_Text">IFS</text:span> değişkeninin şu anda hangi karakterleri içerdiğini görebilirsiniz.</text:p>
            </text:list-item>
            <text:list-item>
              <text:p text:style-name="P43">Daha fazla bilgi için: <text:a xlink:type="simple" xlink:href="https://www.google.com/search?q=https://www.gnu.org/software/bash/manual/bash.html%23Word-Splitting" office:target-frame-name="_blank" xlink:show="new" text:style-name="Internet_20_link" text:visited-style-name="Visited_20_Internet_20_Link">GNU Bash Kılavuzu - Kelime Ayırma</text:a></text:p>
            </text:list-item>
          </text:list>
          <text:p text:style-name="P44">Örnek 1 (Kelime Ayırma):</text:p>
          <text:p text:style-name="P45">Bash</text:p>
          <text:p text:style-name="P46"><text:span text:style-name="Source_20_Text">sayılar="1 2 3 4 5"</text:span></text:p>
          <text:p text:style-name="P46"><text:span text:style-name="Source_20_Text">touch $sayılar</text:span></text:p>
          <text:p text:style-name="P43">Sonuç: 5 dosya oluşturuldu. (<text:span text:style-name="Source_20_Text">touch 1 2 3 4 5</text:span>)</text:p>
          <text:p text:style-name="P44">Örnek 2 (Kelime Ayırma Yok):</text:p>
          <text:p text:style-name="P45">Bash</text:p>
          <text:p text:style-name="P46"><text:span text:style-name="Source_20_Text">sayılar="1 2 3 4 5"</text:span></text:p>
          <text:p text:style-name="P46"><text:span text:style-name="Source_20_Text">touch "$sayılar"</text:span></text:p>
          <text:p text:style-name="P43">Sonuç: "1 2 3 4 5" adında 1 dosya oluşturuldu. (<text:span text:style-name="Source_20_Text">touch "1 2 3 4 5"</text:span>)</text:p>
        </text:list-item>
        <text:list-item>
          <text:p text:style-name="P43"><text:span text:style-name="T1">Aşama 4: Globbing (Diğer Adıyla Dosya Adı Genişletme)</text:span> Globbing aşamasına ulaşıldığında, Bash her kelimeyi alıntılanmamış özel <text:span text:style-name="T1">desen karakterleri</text:span> için tarar. Bu özel desen karakterleri <text:span text:style-name="Source_20_Text">*</text:span>, <text:span text:style-name="Source_20_Text">?</text:span> ve <text:span text:style-name="Source_20_Text">[</text:span>'tir. Bu karakterlerden birini içeren herhangi bir kelime bir desen olarak yorumlanır ve deseni eşleştiren (varsa) alfabetik olarak sıralanmış dosya adlarının bir listesiyle değiştirilir.</text:p>
          <text:p text:style-name="P44">Temel Globbing Desen Karakterleri: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Table_20_Contents">Karakter</text:p>
            </table:table-cell>
            <table:table-cell table:style-name="Table5.A1" office:value-type="string">
              <text:p text:style-name="Table_20_Contents">Anlamı</text:p>
            </table:table-cell>
          </table:table-row>
        </table:table-header-rows>
        <table:table-row>
          <table:table-cell table:style-name="Table5.A1" office:value-type="string">
            <text:p text:style-name="Table_20_Contents"><text:span text:style-name="Source_20_Text">?</text:span></text:p>
          </table:table-cell>
          <table:table-cell table:style-name="Table5.A1" office:value-type="string">
            <text:p text:style-name="Table_20_Contents">Herhangi bir tek karakterle eşleşir, ancak bir karakterin orada olmasını gerektirir.</text:p>
          </table:table-cell>
        </table:table-row>
        <table:table-row>
          <table:table-cell table:style-name="Table5.A1" office:value-type="string">
            <text:p text:style-name="Table_20_Contents"><text:span text:style-name="Source_20_Text">*</text:span></text:p>
          </table:table-cell>
          <table:table-cell table:style-name="Table5.A1" office:value-type="string">
            <text:p text:style-name="Table_20_Contents">Uzunluk veya içerikten bağımsız olarak herhangi bir dizeyle eşleşir. Boş dizelerle de eşleşir.</text:p>
          </table:table-cell>
        </table:table-row>
        <table:table-row>
          <table:table-cell table:style-name="Table5.A1" office:value-type="string">
            <text:p text:style-name="Table_20_Contents"><text:span text:style-name="Source_20_Text">[</text:span></text:p>
          </table:table-cell>
          <table:table-cell table:style-name="Table5.A1" office:value-type="string">
            <text:p text:style-name="Table_20_Contents">Kapsanan karakterlerden herhangi biriyle eşleşir, ancak bir karakterin orada olmasını gerektirir.</text:p>
          </table:table-cell>
        </table:table-row>
        <table:table-row>
          <table:table-cell table:style-name="Table5.A1" office:value-type="string">
            <text:p text:style-name="Table_20_Contents"><text:span text:style-name="Source_20_Text">[!</text:span></text:p>
          </table:table-cell>
          <table:table-cell table:style-name="Table5.A1" office:value-type="string">
            <text:p text:style-name="Table_20_Contents">Köşeli parantez içinde yer alanlar dışındaki herhangi bir tek karakterle eşleşir, ancak bir karakterin orada olmasını gerektirir.</text:p>
          </table:table-cell>
        </table:table-row>
      </table:table>
      <text:list text:continue-numbering="true" text:style-name="L20">
        <text:list-header>
          <text:p text:style-name="P43">E-Tablolar'a aktar</text:p>
          <text:p text:style-name="P43"><text:span text:style-name="T1">Temel Globbing Desenleri Örnekleri:</text:span> Aşağıdaki örnek dosyaları göz önünde bulundurun: <text:span text:style-name="Source_20_Text">dosyaa.txt</text:span>, <text:span text:style-name="Source_20_Text">dosyab.txt</text:span>, <text:span text:style-name="Source_20_Text">dosyac.txt</text:span>, <text:span text:style-name="Source_20_Text">dosya1.txt</text:span>, <text:span text:style-name="Source_20_Text">dosya2.txt</text:span>, <text:span text:style-name="Source_20_Text">dosya3.txt</text:span>, <text:span text:style-name="Source_20_Text">dosyaabc.txt</text:span>, <text:span text:style-name="Source_20_Text">dosya123.txt</text:span></text:p>
          <text:list>
            <text:list-item>
              <text:p text:style-name="P43"><text:span text:style-name="Source_20_Text">ls dosya?.txt</text:span>: "dosya" ve ".txt" arasında tam olarak bir karakter olan tüm dosyalarla eşleşir.</text:p>
              <text:list>
                <text:list-item>
                  <text:p text:style-name="P43"><text:soft-page-break/>Bu durumda, bu desen <text:span text:style-name="Source_20_Text">dosyaabc.txt</text:span> ve <text:span text:style-name="Source_20_Text">dosya123.txt</text:span> dışındaki tüm dosyalarla eşleşecektir.</text:p>
                </text:list-item>
              </text:list>
            </text:list-item>
            <text:list-item>
              <text:p text:style-name="P43"><text:span text:style-name="Source_20_Text">ls dosya??.txt</text:span>: "dosya" ve ".txt" arasında tam olarak iki karakter olan tüm dosyalarla eşleşir.</text:p>
              <text:list>
                <text:list-item>
                  <text:p text:style-name="P43">Bu durumda, bu desenin hiçbir dosyayla eşleşmesi olmaz.</text:p>
                </text:list-item>
              </text:list>
            </text:list-item>
            <text:list-item>
              <text:p text:style-name="P43"><text:span text:style-name="Source_20_Text">ls dosya???.txt</text:span>: "dosya" ve ".txt" arasında tam olarak üç karakter olan tüm dosyalarla eşleşir.</text:p>
              <text:list>
                <text:list-item>
                  <text:p text:style-name="P43">Bu durumda, bu desen <text:span text:style-name="Source_20_Text">dosyaabc.txt</text:span> ve <text:span text:style-name="Source_20_Text">dosya123.txt</text:span> ile eşleşecektir.</text:p>
                </text:list-item>
              </text:list>
            </text:list-item>
            <text:list-item>
              <text:p text:style-name="P43"><text:span text:style-name="Source_20_Text">ls dosya[abc].txt</text:span>: "dosya" ve ".txt" arasında tek bir "a", "b" veya "c" içeren tüm dosyalarla eşleşir.</text:p>
              <text:list>
                <text:list-item>
                  <text:p text:style-name="P43">Bu durumda, desen <text:span text:style-name="Source_20_Text">dosyaa.txt</text:span>, <text:span text:style-name="Source_20_Text">dosyab.txt</text:span> ve <text:span text:style-name="Source_20_Text">dosyac.txt</text:span> ile eşleşecektir.</text:p>
                </text:list-item>
              </text:list>
            </text:list-item>
            <text:list-item>
              <text:p text:style-name="P43"><text:span text:style-name="Source_20_Text">ls dosya[123].txt</text:span>: "dosya" ve ".txt" arasında tek bir "1", "2" veya "3" içeren tüm dosyalarla eşleşir.</text:p>
              <text:list>
                <text:list-item>
                  <text:p text:style-name="P43">Bu durumda, desen <text:span text:style-name="Source_20_Text">dosya1.txt</text:span>, <text:span text:style-name="Source_20_Text">dosya2.txt</text:span> ve <text:span text:style-name="Source_20_Text">dosya3.txt</text:span> ile eşleşecektir.</text:p>
                </text:list-item>
              </text:list>
            </text:list-item>
            <text:list-item>
              <text:p text:style-name="P43"><text:span text:style-name="Source_20_Text">ls dosya[!abc].txt</text:span>: "dosya" ve ".txt" arasında "a", "b" veya "c" dışındaki herhangi bir tek karakteri içeren tüm dosyalarla eşleşir.</text:p>
              <text:list>
                <text:list-item>
                  <text:p text:style-name="P43">Bu durumda, desen <text:span text:style-name="Source_20_Text">dosya1.txt</text:span>, <text:span text:style-name="Source_20_Text">dosya2.txt</text:span> ve <text:span text:style-name="Source_20_Text">dosya3.txt</text:span> ile eşleşecektir.</text:p>
                </text:list-item>
              </text:list>
            </text:list-item>
            <text:list-item>
              <text:p text:style-name="P43"><text:span text:style-name="Source_20_Text">ls dosya*.txt</text:span>: "dosya" ve ".txt" arasında herhangi bir sayıda karakter (hatta hiçbiri) içeren tüm dosyalarla eşleşir.</text:p>
              <text:list>
                <text:list-item>
                  <text:p text:style-name="P43">Bu durumda, desen tüm örnek dosyalarla eşleşecektir.</text:p>
                </text:list-item>
              </text:list>
            </text:list-item>
          </text:list>
          <text:p text:style-name="P43"><text:span text:style-name="T1">Karakter Sınıfları:</text:span> Köşeli parantez içinde karakter aralıkları oluşturmayı kolaylaştırmak için Bash, kullanıma sunulan çeşitli karakter sınıfları sağlar.</text:p>
        </text:list-header>
      </text:list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Table_20_Contents">Karakter Sınıfı</text:p>
            </table:table-cell>
            <table:table-cell table:style-name="Table6.A1" office:value-type="string">
              <text:p text:style-name="Table_20_Contents">İçerir</text:p>
            </table:table-cell>
          </table:table-row>
        </table:table-header-rows>
        <table:table-row>
          <table:table-cell table:style-name="Table6.A1" office:value-type="string">
            <text:p text:style-name="Table_20_Contents"><text:span text:style-name="Source_20_Text">[:alpha:]</text:span></text:p>
          </table:table-cell>
          <table:table-cell table:style-name="Table6.A1" office:value-type="string">
            <text:p text:style-name="Table_20_Contents">Alfabenin tüm harflerini, hem büyük hem küçük harf.</text:p>
          </table:table-cell>
        </table:table-row>
        <table:table-row>
          <table:table-cell table:style-name="Table6.A1" office:value-type="string">
            <text:p text:style-name="Table_20_Contents"><text:span text:style-name="Source_20_Text">[:lower:]</text:span></text:p>
          </table:table-cell>
          <table:table-cell table:style-name="Table6.A1" office:value-type="string">
            <text:p text:style-name="Table_20_Contents">Yalnızca küçük harfleri.</text:p>
          </table:table-cell>
        </table:table-row>
        <table:table-row>
          <table:table-cell table:style-name="Table6.A1" office:value-type="string">
            <text:p text:style-name="Table_20_Contents"><text:span text:style-name="Source_20_Text">[:upper:]</text:span></text:p>
          </table:table-cell>
          <table:table-cell table:style-name="Table6.A1" office:value-type="string">
            <text:p text:style-name="Table_20_Contents">Yalnızca büyük harfleri.</text:p>
          </table:table-cell>
        </table:table-row>
        <table:table-row>
          <table:table-cell table:style-name="Table6.A1" office:value-type="string">
            <text:p text:style-name="Table_20_Contents"><text:span text:style-name="Source_20_Text">[:digit:]</text:span></text:p>
          </table:table-cell>
          <table:table-cell table:style-name="Table6.A1" office:value-type="string">
            <text:p text:style-name="Table_20_Contents">0-9 arasındaki sayıları.</text:p>
          </table:table-cell>
        </table:table-row>
        <table:table-row>
          <table:table-cell table:style-name="Table6.A1" office:value-type="string">
            <text:p text:style-name="Table_20_Contents"><text:span text:style-name="Source_20_Text">[:alnum:]</text:span></text:p>
          </table:table-cell>
          <table:table-cell table:style-name="Table6.A1" office:value-type="string">
            <text:p text:style-name="Table_20_Contents">0-9 arasındaki sayıları ve tüm büyük ve küçük harfleri.</text:p>
          </table:table-cell>
        </table:table-row>
        <table:table-row>
          <table:table-cell table:style-name="Table6.A1" office:value-type="string">
            <text:p text:style-name="Table_20_Contents"><text:span text:style-name="Source_20_Text">[:punct:]</text:span></text:p>
          </table:table-cell>
          <table:table-cell table:style-name="Table6.A1" office:value-type="string">
            <text:p text:style-name="Table_20_Contents">Tüm noktalama işaretlerini.</text:p>
          </table:table-cell>
        </table:table-row>
        <table:table-row>
          <table:table-cell table:style-name="Table6.A1" office:value-type="string">
            <text:p text:style-name="Table_20_Contents"><text:span text:style-name="Source_20_Text">[:space:]</text:span></text:p>
          </table:table-cell>
          <table:table-cell table:style-name="Table6.A1" office:value-type="string">
            <text:p text:style-name="Table_20_Contents">Sekme ve boşluk karakterleri gibi tüm boşluk biçimlerini.</text:p>
          </table:table-cell>
        </table:table-row>
        <table:table-row>
          <table:table-cell table:style-name="Table6.A1" office:value-type="string">
            <text:p text:style-name="Table_20_Contents"><text:span text:style-name="Source_20_Text">[:word:]</text:span></text:p>
          </table:table-cell>
          <table:table-cell table:style-name="Table6.A1" office:value-type="string">
            <text:p text:style-name="Table_20_Contents">Tüm büyük ve küçük harfleri, ayrıca "_" karakterini.</text:p>
          </table:table-cell>
        </table:table-row>
      </table:table>
      <text:list text:continue-numbering="true" text:style-name="L20">
        <text:list-header>
          <text:p text:style-name="P43">E-Tablolar'a aktar</text:p>
          <text:p text:style-name="P43"><text:soft-page-break/><text:span text:style-name="T2">Not: Bir desende kullanıldığında, karakter sınıflarının kendileri köşeli parantez içine alınmalıdır (örnek: </text:span><text:span text:style-name="Source_20_Text"><text:span text:style-name="T2">[[:alpha:]]</text:span></text:span><text:span text:style-name="T2">).</text:span></text:p>
          <text:p text:style-name="P43"><text:span text:style-name="T1">Karakter Sınıfı Kullanımı Örnekleri:</text:span> Aşağıdaki örnek dosyaları göz önünde bulundurun: <text:span text:style-name="Source_20_Text">dosyaa.txt</text:span>, <text:span text:style-name="Source_20_Text">dosyab.txt</text:span>, <text:span text:style-name="Source_20_Text">dosyac.txt</text:span>, <text:span text:style-name="Source_20_Text">dosya1.txt</text:span>, <text:span text:style-name="Source_20_Text">dosya2.txt</text:span>, <text:span text:style-name="Source_20_Text">dosya3.txt</text:span>, <text:span text:style-name="Source_20_Text">dosyaabc.txt</text:span>, <text:span text:style-name="Source_20_Text">dosya123.txt</text:span></text:p>
          <text:list text:continue-numbering="true">
            <text:list-item>
              <text:p text:style-name="P43"><text:span text:style-name="Source_20_Text">ls dosya[[:lower:]].txt</text:span>: "dosya" ve ".txt" arasında tam olarak bir küçük harf karakteri olan tüm dosyalarla eşleşir.</text:p>
              <text:list>
                <text:list-item>
                  <text:p text:style-name="P43">Bu durumda, bu desen <text:span text:style-name="Source_20_Text">dosyaa.txt</text:span>, <text:span text:style-name="Source_20_Text">dosyab.txt</text:span> ve <text:span text:style-name="Source_20_Text">dosyac.txt</text:span> ile eşleşecektir.</text:p>
                </text:list-item>
              </text:list>
            </text:list-item>
            <text:list-item>
              <text:p text:style-name="P43"><text:span text:style-name="Source_20_Text">ls dosya[[:alnum:]].txt</text:span>: "dosya" ve ".txt" arasında tam olarak bir karakter olan (büyük harf, küçük harf veya 0-9 arası bir sayı) tüm dosyalarla eşleşir.</text:p>
              <text:list>
                <text:list-item>
                  <text:p text:style-name="P43">Bu durumda, bu desen <text:span text:style-name="Source_20_Text">dosyaa.txt</text:span>, <text:span text:style-name="Source_20_Text">dosyab.txt</text:span>, <text:span text:style-name="Source_20_Text">dosyac.txt</text:span>, <text:span text:style-name="Source_20_Text">dosya1.txt</text:span>, <text:span text:style-name="Source_20_Text">dosya2.txt</text:span> ve <text:span text:style-name="Source_20_Text">dosya3.txt</text:span> ile eşleşecektir.</text:p>
                </text:list-item>
              </text:list>
            </text:list-item>
            <text:list-item>
              <text:p text:style-name="P43"><text:span text:style-name="Source_20_Text">ls dosya[[:digit:]].txt</text:span>: "dosya" ve ".txt" arasında tam olarak bir karakter olan (0-9 arası bir sayı) tüm dosyalarla eşleşir.</text:p>
              <text:list>
                <text:list-item>
                  <text:p text:style-name="P43">Bu durumda, bu desen <text:span text:style-name="Source_20_Text">dosya1.txt</text:span>, <text:span text:style-name="Source_20_Text">dosya2.txt</text:span> ve <text:span text:style-name="Source_20_Text">dosya3.txt</text:span> ile eşleşecektir.</text:p>
                </text:list-item>
              </text:list>
            </text:list-item>
            <text:list-item>
              <text:p text:style-name="P43"><text:span text:style-name="Source_20_Text">ls dosya[![:digit:]].txt</text:span>: "dosya" ve ".txt" arasında tam olarak bir karakter olan (0-9 arası bir sayı olmayan) tüm dosyalarla eşleşir.</text:p>
              <text:list>
                <text:list-item>
                  <text:p text:style-name="P43">Bu durumda, bu desen <text:span text:style-name="Source_20_Text">dosyaa.txt</text:span>, <text:span text:style-name="Source_20_Text">dosyab.txt</text:span> ve <text:span text:style-name="Source_20_Text">dosyac.txt</text:span> ile eşleşecektir.</text:p>
                </text:list-item>
              </text:list>
            </text:list-item>
          </text:list>
          <text:p text:style-name="P43"><text:span text:style-name="T1">Gelişmiş Globbing Desenleri:</text:span> <text:span text:style-name="T1">Önemli:</text:span> Bash betiklerinde gelişmiş globbing'i etkinleştirmek için <text:span text:style-name="Source_20_Text">shopt -s extglob</text:span> kullanın.</text:p>
          <text:p text:style-name="P43"><text:span text:style-name="T1">Gelişmiş Desen Genel Formu:</text:span> <text:span text:style-name="Source_20_Text">S(desen1 | desen2 | ... | desenN)</text:span> Burada <text:span text:style-name="Source_20_Text">S</text:span> aşağıdaki sembollerden biridir:</text:p>
        </text:list-header>
      </text:list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Table_20_Contents">Sembol</text:p>
            </table:table-cell>
            <table:table-cell table:style-name="Table7.A1" office:value-type="string">
              <text:p text:style-name="Table_20_Contents">Anlamı</text:p>
            </table:table-cell>
          </table:table-row>
        </table:table-header-rows>
        <table:table-row>
          <table:table-cell table:style-name="Table7.A1" office:value-type="string">
            <text:p text:style-name="Table_20_Contents"><text:span text:style-name="Source_20_Text">@</text:span></text:p>
          </table:table-cell>
          <table:table-cell table:style-name="Table7.A1" office:value-type="string">
            <text:p text:style-name="Table_20_Contents">Desen listesi 0 veya bir kez eşleşirse başarılı.</text:p>
          </table:table-cell>
        </table:table-row>
        <table:table-row>
          <table:table-cell table:style-name="Table7.A1" office:value-type="string">
            <text:p text:style-name="Table_20_Contents"><text:span text:style-name="Source_20_Text">*</text:span></text:p>
          </table:table-cell>
          <table:table-cell table:style-name="Table7.A1" office:value-type="string">
            <text:p text:style-name="Table_20_Contents">Desen listesi 0 veya daha fazla kez eşleşirse başarılı.</text:p>
          </table:table-cell>
        </table:table-row>
        <table:table-row>
          <table:table-cell table:style-name="Table7.A1" office:value-type="string">
            <text:p text:style-name="Table_20_Contents"><text:span text:style-name="Source_20_Text">!</text:span></text:p>
          </table:table-cell>
          <table:table-cell table:style-name="Table7.A1" office:value-type="string">
            <text:p text:style-name="Table_20_Contents">Desen listesi dışındaki bir şey eşleşirse başarılı.</text:p>
          </table:table-cell>
        </table:table-row>
        <table:table-row>
          <table:table-cell table:style-name="Table7.A1" office:value-type="string">
            <text:p text:style-name="Table_20_Contents"><text:span text:style-name="Source_20_Text">+</text:span></text:p>
          </table:table-cell>
          <table:table-cell table:style-name="Table7.A1" office:value-type="string">
            <text:p text:style-name="Table_20_Contents">Desen listesi 1 veya daha fazla kez eşleşirse başarılı.</text:p>
          </table:table-cell>
        </table:table-row>
        <table:table-row>
          <table:table-cell table:style-name="Table7.A1" office:value-type="string">
            <text:p text:style-name="Table_20_Contents"><text:span text:style-name="Source_20_Text">?</text:span></text:p>
          </table:table-cell>
          <table:table-cell table:style-name="Table7.A1" office:value-type="string">
            <text:p text:style-name="Table_20_Contents">Desen listesi tam olarak bir kez eşleşirse başarılı.</text:p>
          </table:table-cell>
        </table:table-row>
      </table:table>
      <text:list text:continue-numbering="true" text:style-name="L20">
        <text:list-header>
          <text:p text:style-name="P43">E-Tablolar'a aktar</text:p>
          <text:p text:style-name="P43"><text:span text:style-name="T1">Gelişmiş Globbing Desenleri Örnekleri:</text:span> Aşağıdaki örnek dosyaları göz önünde bulundurun: <text:span text:style-name="Source_20_Text">touch london_july_2001_{001..100}.jpeg</text:span>, <text:span text:style-name="Source_20_Text">touch london_march_2004_{001..100}.png</text:span> <text:span text:style-name="Source_20_Text">touch </text:span><text:soft-page-break/><text:span text:style-name="Source_20_Text">paris_sept_2007_{001..100}.jpg</text:span> <text:span text:style-name="Source_20_Text">touch newyork_dec_2012_{001..100}.jpeg</text:span></text:p>
          <text:list text:continue-numbering="true">
            <text:list-item>
              <text:p text:style-name="P43"><text:span text:style-name="Source_20_Text">ls *.@(jpeg|png|jpg)</text:span>: Verilen dosya uzantılarından (jpeg, png &amp; jpg) birine sahip her dosyayı listeler.</text:p>
              <text:list>
                <text:list-item>
                  <text:p text:style-name="P43">Bu durumda, bu desen tüm resim dosyalarıyla eşleşecektir.</text:p>
                </text:list-item>
              </text:list>
            </text:list-item>
            <text:list-item>
              <text:p text:style-name="P43"><text:span text:style-name="Source_20_Text">ls @(london|paris)*.@(jpeg|png|jpg)</text:span>: Verilen dosya uzantılarından (jpeg, png &amp; jpg) birine sahip ve Londra veya Paris'te çekilmiş her dosyayı listeler.</text:p>
              <text:list>
                <text:list-item>
                  <text:p text:style-name="P43">Bu durumda, bu desen başında "london" veya "paris" kelimeleri olan tüm resim dosyalarıyla eşleşecektir.</text:p>
                </text:list-item>
              </text:list>
            </text:list-item>
            <text:list-item>
              <text:p text:style-name="P43"><text:span text:style-name="Source_20_Text">ls !(london|paris)*.@(jpeg|png|jpg)</text:span>: Verilen dosya uzantılarından (jpeg, png &amp; jpg) birine sahip ve Londra veya Paris kelimesiyle başlamayan her dosyayı listeler.</text:p>
              <text:list>
                <text:list-item>
                  <text:p text:style-name="P43">Bu durumda, bu desen başında "newyork" kelimesi olan tüm resim dosyalarıyla eşleşecektir.</text:p>
                </text:list-item>
              </text:list>
            </text:list-item>
            <text:list-item>
              <text:p text:style-name="P43"><text:span text:style-name="Source_20_Text">paris+([[:word:]]).@(jpeg|png|jpg)</text:span>: "paris" kelimesiyle başlayan, ardından yalnızca sayı, harf ve "_" karakterlerini içeren bir dizi karakterin takip ettiği ve sonunda .jpeg, .png veya .jpg dosya uzantısıyla biten her dosyayı listeler.</text:p>
              <text:list>
                <text:list-item>
                  <text:p text:style-name="P43">Bu durumda, bu desen başında "paris" kelimesi olan tüm resim dosyalarıyla eşleşecektir.</text:p>
                </text:list-item>
              </text:list>
            </text:list-item>
          </text:list>
          <text:p text:style-name="P43">Daha fazla bilgi için: <text:a xlink:type="simple" xlink:href="https://www.gnu.org/software/bash/manual/html_node/Pattern-Matching.html" office:target-frame-name="_blank" xlink:show="new" text:style-name="Internet_20_link" text:visited-style-name="Visited_20_Internet_20_Link">GNU Bash Kılavuzu - Desen Eşleştirme</text:a></text:p>
        </text:list-header>
      </text:list>
      <text:p text:style-name="P12"/>
      <text:h text:style-name="P13" text:outline-level="3">Adım 4: Tırnak İşaretlerini Kaldırma (Quote Removal)</text:h>
      <text:p text:style-name="Text_20_body">Tırnak işaretlerini kaldırma sırasında kabuk, kabuk genişletmesinden kaynaklanmayan tüm alıntılanmamış ters eğik çizgileri, tek tırnak karakterlerini ve çift tırnak karakterlerini kaldırır.</text:p>
      <text:list text:style-name="L21">
        <text:list-item>
          <text:p text:style-name="P47"><text:span text:style-name="Source_20_Text">echo “hello”</text:span></text:p>
          <text:list>
            <text:list-item>
              <text:p text:style-name="P47">Çift tırnaklar kaldırılır, çünkü alıntılanmamışlardır ve bir genişletmeden kaynaklanmazlar.</text:p>
            </text:list-item>
            <text:list-item>
              <text:p text:style-name="P47">Sonuç: <text:span text:style-name="Source_20_Text">echo hello</text:span></text:p>
            </text:list-item>
          </text:list>
        </text:list-item>
        <text:list-item>
          <text:p text:style-name="P47"><text:span text:style-name="Source_20_Text">echo ‘ “hello” ‘</text:span></text:p>
          <text:list>
            <text:list-item>
              <text:p text:style-name="P47">Ters eğik çizgiler kaldırılır, çünkü alıntılanmamışlardır ve bir genişletmeden kaynaklanmazlar.</text:p>
            </text:list-item>
            <text:list-item>
              <text:p text:style-name="P47">Ancak, çift tırnaklar korunur, çünkü onları çevreleyen tek tırnaklar tarafından alıntılanmışlardır.</text:p>
            </text:list-item>
            <text:list-item>
              <text:p text:style-name="P47">Sonuç: <text:span text:style-name="Source_20_Text">echo “hello”</text:span></text:p>
            </text:list-item>
          </text:list>
        </text:list-item>
        <text:list-item>
          <text:p text:style-name="P47"><text:soft-page-break/><text:span text:style-name="Source_20_Text">echo \”hello\”</text:span></text:p>
          <text:list>
            <text:list-item>
              <text:p text:style-name="P47">Ters eğik çizgiler kaldırılır, çünkü alıntılanmamışlardır ve bir genişletmeden kaynaklanmazlar.</text:p>
            </text:list-item>
            <text:list-item>
              <text:p text:style-name="P47">Ancak, çift tırnaklar korunur, çünkü önceki ters eğik çizgileri tarafından alıntılanmışlardır.</text:p>
            </text:list-item>
            <text:list-item>
              <text:p text:style-name="P47">Sonuç: <text:span text:style-name="Source_20_Text">echo “hello”</text:span></text:p>
            </text:list-item>
          </text:list>
        </text:list-item>
        <text:list-item>
          <text:p text:style-name="P48">Bash</text:p>
          <text:p text:style-name="P49"><text:span text:style-name="Source_20_Text"><text:s text:c="2"/>yol="C:\Users\Karen\Belgeler"</text:span></text:p>
          <text:p text:style-name="P49"><text:span text:style-name="Source_20_Text"><text:s text:c="2"/>echo $yol</text:span></text:p>
          <text:list>
            <text:list-item>
              <text:list>
                <text:list-item>
                  <text:p text:style-name="P47">satırda, yoldaki ters eğik çizgiler korunur, çünkü bir genişletmeden (yani <text:span text:style-name="Source_20_Text">$yol</text:span> değişkeninin parametre genişletmesinden) kaynaklanırlar.</text:p>
                </text:list-item>
              </text:list>
            </text:list-item>
            <text:list-item>
              <text:p text:style-name="P47">Sonuç: <text:span text:style-name="Source_20_Text">echo C:\Users\Karen\Belgeler</text:span></text:p>
            </text:list-item>
          </text:list>
        </text:list-item>
      </text:list>
      <text:p text:style-name="P12"/>
      <text:h text:style-name="P13" text:outline-level="3">Adım 5: Yönlendirme (Redirection)</text:h>
      <text:p text:style-name="Text_20_body">Kabuk daha sonra komutun standart giriş, standart çıktı ve standart hata veri akışlarının nereye bağlanması gerektiğini belirlemek için herhangi bir <text:span text:style-name="T1">yönlendirme operatörünü</text:span> işler.</text:p>
      <text:p text:style-name="P18">Örnek Yönlendirme Operatörleri:</text:p>
      <text:list text:style-name="L22">
        <text:list-item>
          <text:p text:style-name="P50"><text:span text:style-name="Source_20_Text">komut &lt; dosya</text:span>: <text:span text:style-name="Source_20_Text">dosya</text:span>nın içeriğini <text:span text:style-name="Source_20_Text">komut</text:span>un standart girişine yönlendirir.</text:p>
        </text:list-item>
        <text:list-item>
          <text:p text:style-name="P50"><text:span text:style-name="Source_20_Text">komut &gt; dosya</text:span>: <text:span text:style-name="Source_20_Text">dosya</text:span>yı keser ve ardından <text:span text:style-name="Source_20_Text">komut</text:span>un standart çıktısını ona yönlendirir.</text:p>
        </text:list-item>
        <text:list-item>
          <text:p text:style-name="P50"><text:span text:style-name="Source_20_Text">komut &gt;&gt; dosya</text:span>: <text:span text:style-name="Source_20_Text">komut</text:span>un standart çıktısını <text:span text:style-name="Source_20_Text">dosya</text:span>ya ekler.</text:p>
        </text:list-item>
        <text:list-item>
          <text:p text:style-name="P50"><text:span text:style-name="Source_20_Text">komut 2&gt; dosya</text:span>: <text:span text:style-name="Source_20_Text">dosya</text:span>yı keser ve ardından <text:span text:style-name="Source_20_Text">komut</text:span>un standart hatasını ona yönlendirir.</text:p>
        </text:list-item>
        <text:list-item>
          <text:p text:style-name="P50"><text:span text:style-name="Source_20_Text">komut 2&gt;&gt; dosya</text:span>: <text:span text:style-name="Source_20_Text">komut</text:span>un standart hatasını <text:span text:style-name="Source_20_Text">dosya</text:span>ya ekler.</text:p>
        </text:list-item>
        <text:list-item>
          <text:p text:style-name="P50"><text:span text:style-name="Source_20_Text">komut &amp;&gt; dosya</text:span>: <text:span text:style-name="Source_20_Text">dosya</text:span>yı keser ve ardından <text:span text:style-name="Source_20_Text">komut</text:span>un hem standart çıktısını hem de standart hatasını ona yönlendirir.</text:p>
        </text:list-item>
        <text:list-item>
          <text:p text:style-name="P50"><text:span text:style-name="Source_20_Text">komut &amp;&gt;&gt; dosya</text:span>: <text:span text:style-name="Source_20_Text">komut</text:span>un hem standart çıktısını hem de standart hatasını <text:span text:style-name="Source_20_Text">dosya</text:span>ya ekler.</text:p>
        </text:list-item>
        <text:list-item>
          <text:p text:style-name="P50"><text:span text:style-name="T1">Not 1:</text:span> Tüm komutlar her veri akışını kullanmaz. Bir komutun hangi akışları kullandığını öğrenmenin en iyi yolu denemek veya manuel sayfasını okumaktır.</text:p>
        </text:list-item>
        <text:list-item>
          <text:p text:style-name="P50"><text:span text:style-name="T1">Not 2:</text:span> Bir veri akışı aynı anda yalnızca bir yere bağlanabilir.</text:p>
        </text:list-item>
        <text:list-item>
          <text:p text:style-name="P50"><text:span text:style-name="T1">Not 3:</text:span> Yönlendirmeler soldan sağa doğru işlenir.</text:p>
        </text:list-item>
      </text:list>
      <text:p text:style-name="Text_20_body">Daha fazla bilgi için: <text:a xlink:type="simple" xlink:href="https://www.gnu.org/software/bash/manual/html_node/Redirections.html" office:target-frame-name="_blank" xlink:show="new" text:style-name="Internet_20_link" text:visited-style-name="Visited_20_Internet_20_Link">GNU Bash Kılavuzu - Yönlendirmeler</text:a></text:p>
      <text:p text:style-name="P12"/>
      <text:h text:style-name="P13" text:outline-level="3"><text:soft-page-break/>Adım 6: Yürütme (Execute)</text:h>
      <text:p text:style-name="Text_20_body">Bu aşamada kabuk, komut satırının işlenmesini tamamlamış ve yukarıdaki tüm adımların sonucunda ortaya çıkan komutu yürütmektedir.</text:p>
      <text:p text:style-name="Text_20_body">Ve işlem tamam!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31T08:19:49.598106500</meta:creation-date>
    <dc:date>2025-07-31T13:09:57.287825100</dc:date>
    <meta:editing-duration>PT4H50M6S</meta:editing-duration>
    <meta:editing-cycles>5</meta:editing-cycles>
    <meta:generator>LibreOffice/25.2.4.3$Windows_X86_64 LibreOffice_project/33e196637044ead23f5c3226cde09b47731f7e27</meta:generator>
    <meta:document-statistic meta:table-count="7" meta:image-count="0" meta:object-count="0" meta:page-count="17" meta:paragraph-count="391" meta:word-count="2942" meta:character-count="20893" meta:non-whitespace-character-count="18530"/>
  </office:meta>
</office:document-meta>
</file>